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22.19mm"/>
    </style:style>
    <style:style style:name="co4" style:family="table-column">
      <style:table-column-properties fo:break-before="auto" style:column-width="28.08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0.37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eriment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inutos</text:p>
          </table:table-cell>
          <table:table-cell office:value-type="string" calcext:value-type="string">
            <text:p>segudos</text:p>
          </table:table-cell>
          <table:table-cell office:value-type="string" calcext:value-type="string">
            <text:p>miliegundo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entrad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formula="of:=CONCATENATE(([.B2]*60)+[.C2];&quot;.&quot;;[.D2])" office:value-type="string" office:string-value="2.399" calcext:value-type="string">
            <text:p>2.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table:formula="of:=CONCATENATE(([.B3]*60)+[.C3];&quot;.&quot;;[.D3])" office:value-type="string" office:string-value="2.397" calcext:value-type="string">
            <text:p>2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formula="of:=CONCATENATE(([.B4]*60)+[.C4];&quot;.&quot;;[.D4])" office:value-type="string" office:string-value="2.400" calcext:value-type="string">
            <text:p>2.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formula="of:=CONCATENATE(([.B5]*60)+[.C5];&quot;.&quot;;[.D5])" office:value-type="string" office:string-value="2.405" calcext:value-type="string">
            <text:p>2.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table:formula="of:=CONCATENATE(([.B6]*60)+[.C6];&quot;.&quot;;[.D6])" office:value-type="string" office:string-value="2.395" calcext:value-type="string">
            <text:p>2.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table:formula="of:=CONCATENATE(([.B7]*60)+[.C7];&quot;.&quot;;[.D7])" office:value-type="string" office:string-value="2.406" calcext:value-type="string">
            <text:p>2.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table:formula="of:=CONCATENATE(([.B8]*60)+[.C8];&quot;.&quot;;[.D8])" office:value-type="string" office:string-value="2.403" calcext:value-type="string">
            <text:p>2.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table:formula="of:=CONCATENATE(([.B9]*60)+[.C9];&quot;.&quot;;[.D9])" office:value-type="string" office:string-value="2.397" calcext:value-type="string">
            <text:p>2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table:formula="of:=CONCATENATE(([.B10]*60)+[.C10];&quot;.&quot;;[.D10])" office:value-type="string" office:string-value="2.412" calcext:value-type="string">
            <text:p>2.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table:formula="of:=CONCATENATE(([.B11]*60)+[.C11];&quot;.&quot;;[.D11])" office:value-type="string" office:string-value="2.397" calcext:value-type="string">
            <text:p>2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table:formula="of:=CONCATENATE(([.B12]*60)+[.C12];&quot;.&quot;;[.D12])" office:value-type="string" office:string-value="2.411" calcext:value-type="string">
            <text:p>2.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  <table:table-cell table:formula="of:=CONCATENATE(([.B13]*60)+[.C13];&quot;.&quot;;[.D13])" office:value-type="string" office:string-value="2.398" calcext:value-type="string">
            <text:p>2.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9" calcext:value-type="float">
            <text:p>399</text:p>
          </table:table-cell>
          <table:table-cell table:formula="of:=CONCATENATE(([.B14]*60)+[.C14];&quot;.&quot;;[.D14])" office:value-type="string" office:string-value="2.399" calcext:value-type="string">
            <text:p>2.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table:formula="of:=CONCATENATE(([.B15]*60)+[.C15];&quot;.&quot;;[.D15])" office:value-type="string" office:string-value="2.402" calcext:value-type="string">
            <text:p>2.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formula="of:=CONCATENATE(([.B16]*60)+[.C16];&quot;.&quot;;[.D16])" office:value-type="string" office:string-value="2.405" calcext:value-type="string">
            <text:p>2.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formula="of:=CONCATENATE(([.B17]*60)+[.C17];&quot;.&quot;;[.D17])" office:value-type="string" office:string-value="2.400" calcext:value-type="string">
            <text:p>2.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table:formula="of:=CONCATENATE(([.B18]*60)+[.C18];&quot;.&quot;;[.D18])" office:value-type="string" office:string-value="2.404" calcext:value-type="string">
            <text:p>2.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table:formula="of:=CONCATENATE(([.B19]*60)+[.C19];&quot;.&quot;;[.D19])" office:value-type="string" office:string-value="2.401" calcext:value-type="string">
            <text:p>2.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table:formula="of:=CONCATENATE(([.B20]*60)+[.C20];&quot;.&quot;;[.D20])" office:value-type="string" office:string-value="2.405" calcext:value-type="string">
            <text:p>2.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table:formula="of:=CONCATENATE(([.B21]*60)+[.C21];&quot;.&quot;;[.D21])" office:value-type="string" office:string-value="2.397" calcext:value-type="string">
            <text:p>2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table:formula="of:=CONCATENATE(([.B22]*60)+[.C22];&quot;.&quot;;[.D22])" office:value-type="string" office:string-value="2.974" calcext:value-type="string">
            <text:p>2.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0" calcext:value-type="float">
            <text:p>690</text:p>
          </table:table-cell>
          <table:table-cell table:formula="of:=CONCATENATE(([.B23]*60)+[.C23];&quot;.&quot;;[.D23])" office:value-type="string" office:string-value="2.690" calcext:value-type="string">
            <text:p>2.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9" calcext:value-type="float">
            <text:p>689</text:p>
          </table:table-cell>
          <table:table-cell table:formula="of:=CONCATENATE(([.B24]*60)+[.C24];&quot;.&quot;;[.D24])" office:value-type="string" office:string-value="2.689" calcext:value-type="string">
            <text:p>2.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2" calcext:value-type="float">
            <text:p>702</text:p>
          </table:table-cell>
          <table:table-cell table:formula="of:=CONCATENATE(([.B25]*60)+[.C25];&quot;.&quot;;[.D25])" office:value-type="string" office:string-value="2.702" calcext:value-type="string">
            <text:p>2.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4" calcext:value-type="float">
            <text:p>684</text:p>
          </table:table-cell>
          <table:table-cell table:formula="of:=CONCATENATE(([.B26]*60)+[.C26];&quot;.&quot;;[.D26])" office:value-type="string" office:string-value="2.684" calcext:value-type="string">
            <text:p>2.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8" calcext:value-type="float">
            <text:p>698</text:p>
          </table:table-cell>
          <table:table-cell table:formula="of:=CONCATENATE(([.B27]*60)+[.C27];&quot;.&quot;;[.D27])" office:value-type="string" office:string-value="2.698" calcext:value-type="string">
            <text:p>2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table:formula="of:=CONCATENATE(([.B28]*60)+[.C28];&quot;.&quot;;[.D28])" office:value-type="string" office:string-value="2.703" calcext:value-type="string">
            <text:p>2.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  <table:table-cell table:formula="of:=CONCATENATE(([.B29]*60)+[.C29];&quot;.&quot;;[.D29])" office:value-type="string" office:string-value="2.693" calcext:value-type="string">
            <text:p>2.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0" calcext:value-type="float">
            <text:p>690</text:p>
          </table:table-cell>
          <table:table-cell table:formula="of:=CONCATENATE(([.B30]*60)+[.C30];&quot;.&quot;;[.D30])" office:value-type="string" office:string-value="2.690" calcext:value-type="string">
            <text:p>2.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table:formula="of:=CONCATENATE(([.B31]*60)+[.C31];&quot;.&quot;;[.D31])" office:value-type="string" office:string-value="2.700" calcext:value-type="string">
            <text:p>2.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4" calcext:value-type="float">
            <text:p>684</text:p>
          </table:table-cell>
          <table:table-cell table:formula="of:=CONCATENATE(([.B32]*60)+[.C32];&quot;.&quot;;[.D32])" office:value-type="string" office:string-value="2.684" calcext:value-type="string">
            <text:p>2.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1" calcext:value-type="float">
            <text:p>691</text:p>
          </table:table-cell>
          <table:table-cell table:formula="of:=CONCATENATE(([.B33]*60)+[.C33];&quot;.&quot;;[.D33])" office:value-type="string" office:string-value="2.691" calcext:value-type="string">
            <text:p>2.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3" calcext:value-type="float">
            <text:p>693</text:p>
          </table:table-cell>
          <table:table-cell table:formula="of:=CONCATENATE(([.B34]*60)+[.C34];&quot;.&quot;;[.D34])" office:value-type="string" office:string-value="2.693" calcext:value-type="string">
            <text:p>2.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4" calcext:value-type="float">
            <text:p>684</text:p>
          </table:table-cell>
          <table:table-cell table:formula="of:=CONCATENATE(([.B35]*60)+[.C35];&quot;.&quot;;[.D35])" office:value-type="string" office:string-value="2.684" calcext:value-type="string">
            <text:p>2.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5" calcext:value-type="float">
            <text:p>695</text:p>
          </table:table-cell>
          <table:table-cell table:formula="of:=CONCATENATE(([.B36]*60)+[.C36];&quot;.&quot;;[.D36])" office:value-type="string" office:string-value="2.695" calcext:value-type="string">
            <text:p>2.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5" calcext:value-type="float">
            <text:p>685</text:p>
          </table:table-cell>
          <table:table-cell table:formula="of:=CONCATENATE(([.B37]*60)+[.C37];&quot;.&quot;;[.D37])" office:value-type="string" office:string-value="2.685" calcext:value-type="string">
            <text:p>2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1" calcext:value-type="float">
            <text:p>701</text:p>
          </table:table-cell>
          <table:table-cell table:formula="of:=CONCATENATE(([.B38]*60)+[.C38];&quot;.&quot;;[.D38])" office:value-type="string" office:string-value="2.701" calcext:value-type="string">
            <text:p>2.7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7" calcext:value-type="float">
            <text:p>687</text:p>
          </table:table-cell>
          <table:table-cell table:formula="of:=CONCATENATE(([.B39]*60)+[.C39];&quot;.&quot;;[.D39])" office:value-type="string" office:string-value="2.687" calcext:value-type="string">
            <text:p>2.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7" calcext:value-type="float">
            <text:p>687</text:p>
          </table:table-cell>
          <table:table-cell table:formula="of:=CONCATENATE(([.B40]*60)+[.C40];&quot;.&quot;;[.D40])" office:value-type="string" office:string-value="2.687" calcext:value-type="string">
            <text:p>2.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8" calcext:value-type="float">
            <text:p>698</text:p>
          </table:table-cell>
          <table:table-cell table:formula="of:=CONCATENATE(([.B41]*60)+[.C41];&quot;.&quot;;[.D41])" office:value-type="string" office:string-value="2.698" calcext:value-type="string">
            <text:p>2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2" calcext:value-type="float">
            <text:p>842</text:p>
          </table:table-cell>
          <table:table-cell table:formula="of:=CONCATENATE(([.B42]*60)+[.C42];&quot;.&quot;;[.D42])" office:value-type="string" office:string-value="2.842" calcext:value-type="string">
            <text:p>2.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9" calcext:value-type="float">
            <text:p>579</text:p>
          </table:table-cell>
          <table:table-cell table:formula="of:=CONCATENATE(([.B43]*60)+[.C43];&quot;.&quot;;[.D43])" office:value-type="string" office:string-value="2.579" calcext:value-type="string">
            <text:p>2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9" calcext:value-type="float">
            <text:p>569</text:p>
          </table:table-cell>
          <table:table-cell table:formula="of:=CONCATENATE(([.B44]*60)+[.C44];&quot;.&quot;;[.D44])" office:value-type="string" office:string-value="2.569" calcext:value-type="string">
            <text:p>2.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  <table:table-cell table:formula="of:=CONCATENATE(([.B45]*60)+[.C45];&quot;.&quot;;[.D45])" office:value-type="string" office:string-value="2.573" calcext:value-type="string">
            <text:p>2.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table:formula="of:=CONCATENATE(([.B46]*60)+[.C46];&quot;.&quot;;[.D46])" office:value-type="string" office:string-value="2.574" calcext:value-type="string">
            <text:p>2.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1" calcext:value-type="float">
            <text:p>581</text:p>
          </table:table-cell>
          <table:table-cell table:formula="of:=CONCATENATE(([.B47]*60)+[.C47];&quot;.&quot;;[.D47])" office:value-type="string" office:string-value="2.581" calcext:value-type="string">
            <text:p>2.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table:formula="of:=CONCATENATE(([.B48]*60)+[.C48];&quot;.&quot;;[.D48])" office:value-type="string" office:string-value="2.574" calcext:value-type="string">
            <text:p>2.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2" calcext:value-type="float">
            <text:p>572</text:p>
          </table:table-cell>
          <table:table-cell table:formula="of:=CONCATENATE(([.B49]*60)+[.C49];&quot;.&quot;;[.D49])" office:value-type="string" office:string-value="2.572" calcext:value-type="string">
            <text:p>2.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0" calcext:value-type="float">
            <text:p>580</text:p>
          </table:table-cell>
          <table:table-cell table:formula="of:=CONCATENATE(([.B50]*60)+[.C50];&quot;.&quot;;[.D50])" office:value-type="string" office:string-value="2.580" calcext:value-type="string">
            <text:p>2.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table:formula="of:=CONCATENATE(([.B51]*60)+[.C51];&quot;.&quot;;[.D51])" office:value-type="string" office:string-value="2.567" calcext:value-type="string">
            <text:p>2.5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table:formula="of:=CONCATENATE(([.B52]*60)+[.C52];&quot;.&quot;;[.D52])" office:value-type="string" office:string-value="2.564" calcext:value-type="string">
            <text:p>2.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2" calcext:value-type="float">
            <text:p>572</text:p>
          </table:table-cell>
          <table:table-cell table:formula="of:=CONCATENATE(([.B53]*60)+[.C53];&quot;.&quot;;[.D53])" office:value-type="string" office:string-value="2.572" calcext:value-type="string">
            <text:p>2.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table:formula="of:=CONCATENATE(([.B54]*60)+[.C54];&quot;.&quot;;[.D54])" office:value-type="string" office:string-value="2.570" calcext:value-type="string">
            <text:p>2.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9" calcext:value-type="float">
            <text:p>579</text:p>
          </table:table-cell>
          <table:table-cell table:formula="of:=CONCATENATE(([.B55]*60)+[.C55];&quot;.&quot;;[.D55])" office:value-type="string" office:string-value="2.579" calcext:value-type="string">
            <text:p>2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table:formula="of:=CONCATENATE(([.B56]*60)+[.C56];&quot;.&quot;;[.D56])" office:value-type="string" office:string-value="2.570" calcext:value-type="string">
            <text:p>2.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2" calcext:value-type="float">
            <text:p>572</text:p>
          </table:table-cell>
          <table:table-cell table:formula="of:=CONCATENATE(([.B57]*60)+[.C57];&quot;.&quot;;[.D57])" office:value-type="string" office:string-value="2.572" calcext:value-type="string">
            <text:p>2.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1" calcext:value-type="float">
            <text:p>581</text:p>
          </table:table-cell>
          <table:table-cell table:formula="of:=CONCATENATE(([.B58]*60)+[.C58];&quot;.&quot;;[.D58])" office:value-type="string" office:string-value="2.581" calcext:value-type="string">
            <text:p>2.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  <table:table-cell table:formula="of:=CONCATENATE(([.B59]*60)+[.C59];&quot;.&quot;;[.D59])" office:value-type="string" office:string-value="2.584" calcext:value-type="string">
            <text:p>2.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5" calcext:value-type="float">
            <text:p>565</text:p>
          </table:table-cell>
          <table:table-cell table:formula="of:=CONCATENATE(([.B60]*60)+[.C60];&quot;.&quot;;[.D60])" office:value-type="string" office:string-value="2.565" calcext:value-type="string">
            <text:p>2.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" calcext:value-type="float">
            <text:p>563</text:p>
          </table:table-cell>
          <table:table-cell table:formula="of:=CONCATENATE(([.B61]*60)+[.C61];&quot;.&quot;;[.D61])" office:value-type="string" office:string-value="2.563" calcext:value-type="string">
            <text:p>2.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22" calcext:value-type="float">
            <text:p>722</text:p>
          </table:table-cell>
          <table:table-cell table:formula="of:=CONCATENATE(([.B62]*60)+[.C62];&quot;.&quot;;[.D62])" office:value-type="string" office:string-value="11.722" calcext:value-type="string">
            <text:p>11.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8" calcext:value-type="float">
            <text:p>648</text:p>
          </table:table-cell>
          <table:table-cell table:formula="of:=CONCATENATE(([.B63]*60)+[.C63];&quot;.&quot;;[.D63])" office:value-type="string" office:string-value="10.648" calcext:value-type="string">
            <text:p>10.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7" calcext:value-type="float">
            <text:p>637</text:p>
          </table:table-cell>
          <table:table-cell table:formula="of:=CONCATENATE(([.B64]*60)+[.C64];&quot;.&quot;;[.D64])" office:value-type="string" office:string-value="10.637" calcext:value-type="string">
            <text:p>10.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9" calcext:value-type="float">
            <text:p>699</text:p>
          </table:table-cell>
          <table:table-cell table:formula="of:=CONCATENATE(([.B65]*60)+[.C65];&quot;.&quot;;[.D65])" office:value-type="string" office:string-value="10.699" calcext:value-type="string">
            <text:p>10.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4" calcext:value-type="float">
            <text:p>634</text:p>
          </table:table-cell>
          <table:table-cell table:formula="of:=CONCATENATE(([.B66]*60)+[.C66];&quot;.&quot;;[.D66])" office:value-type="string" office:string-value="10.634" calcext:value-type="string">
            <text:p>10.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86" calcext:value-type="float">
            <text:p>686</text:p>
          </table:table-cell>
          <table:table-cell table:formula="of:=CONCATENATE(([.B67]*60)+[.C67];&quot;.&quot;;[.D67])" office:value-type="string" office:string-value="10.686" calcext:value-type="string">
            <text:p>10.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5" calcext:value-type="float">
            <text:p>635</text:p>
          </table:table-cell>
          <table:table-cell table:formula="of:=CONCATENATE(([.B68]*60)+[.C68];&quot;.&quot;;[.D68])" office:value-type="string" office:string-value="10.635" calcext:value-type="string">
            <text:p>10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formula="of:=CONCATENATE(([.B69]*60)+[.C69];&quot;.&quot;;[.D69])" office:value-type="string" office:string-value="10.682" calcext:value-type="string">
            <text:p>10.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23" calcext:value-type="float">
            <text:p>823</text:p>
          </table:table-cell>
          <table:table-cell table:formula="of:=CONCATENATE(([.B70]*60)+[.C70];&quot;.&quot;;[.D70])" office:value-type="string" office:string-value="10.823" calcext:value-type="string">
            <text:p>10.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table:formula="of:=CONCATENATE(([.B71]*60)+[.C71];&quot;.&quot;;[.D71])" office:value-type="string" office:string-value="10.727" calcext:value-type="string">
            <text:p>10.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5" calcext:value-type="float">
            <text:p>655</text:p>
          </table:table-cell>
          <table:table-cell table:formula="of:=CONCATENATE(([.B72]*60)+[.C72];&quot;.&quot;;[.D72])" office:value-type="string" office:string-value="10.655" calcext:value-type="string">
            <text:p>10.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table:formula="of:=CONCATENATE(([.B73]*60)+[.C73];&quot;.&quot;;[.D73])" office:value-type="string" office:string-value="10.680" calcext:value-type="string">
            <text:p>10.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72" calcext:value-type="float">
            <text:p>672</text:p>
          </table:table-cell>
          <table:table-cell table:formula="of:=CONCATENATE(([.B74]*60)+[.C74];&quot;.&quot;;[.D74])" office:value-type="string" office:string-value="10.672" calcext:value-type="string">
            <text:p>10.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table:formula="of:=CONCATENATE(([.B75]*60)+[.C75];&quot;.&quot;;[.D75])" office:value-type="string" office:string-value="10.695" calcext:value-type="string">
            <text:p>10.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64" calcext:value-type="float">
            <text:p>664</text:p>
          </table:table-cell>
          <table:table-cell table:formula="of:=CONCATENATE(([.B76]*60)+[.C76];&quot;.&quot;;[.D76])" office:value-type="string" office:string-value="10.664" calcext:value-type="string">
            <text:p>10.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97" calcext:value-type="float">
            <text:p>697</text:p>
          </table:table-cell>
          <table:table-cell table:formula="of:=CONCATENATE(([.B77]*60)+[.C77];&quot;.&quot;;[.D77])" office:value-type="string" office:string-value="10.697" calcext:value-type="string">
            <text:p>10.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7" calcext:value-type="float">
            <text:p>637</text:p>
          </table:table-cell>
          <table:table-cell table:formula="of:=CONCATENATE(([.B78]*60)+[.C78];&quot;.&quot;;[.D78])" office:value-type="string" office:string-value="10.637" calcext:value-type="string">
            <text:p>10.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7" calcext:value-type="float">
            <text:p>647</text:p>
          </table:table-cell>
          <table:table-cell table:formula="of:=CONCATENATE(([.B79]*60)+[.C79];&quot;.&quot;;[.D79])" office:value-type="string" office:string-value="10.647" calcext:value-type="string">
            <text:p>10.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table:formula="of:=CONCATENATE(([.B80]*60)+[.C80];&quot;.&quot;;[.D80])" office:value-type="string" office:string-value="10.650" calcext:value-type="string">
            <text:p>10.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9" calcext:value-type="float">
            <text:p>649</text:p>
          </table:table-cell>
          <table:table-cell table:formula="of:=CONCATENATE(([.B81]*60)+[.C81];&quot;.&quot;;[.D81])" office:value-type="string" office:string-value="10.649" calcext:value-type="string">
            <text:p>10.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table:formula="of:=CONCATENATE(([.B82]*60)+[.C82];&quot;.&quot;;[.D82])" office:value-type="string" office:string-value="10.235" calcext:value-type="string">
            <text:p>10.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formula="of:=CONCATENATE(([.B83]*60)+[.C83];&quot;.&quot;;[.D83])" office:value-type="string" office:string-value="9.96" calcext:value-type="string">
            <text:p>9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formula="of:=CONCATENATE(([.B84]*60)+[.C84];&quot;.&quot;;[.D84])" office:value-type="string" office:string-value="9.130" calcext:value-type="string">
            <text:p>9.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formula="of:=CONCATENATE(([.B85]*60)+[.C85];&quot;.&quot;;[.D85])" office:value-type="string" office:string-value="9.103" calcext:value-type="string">
            <text:p>9.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formula="of:=CONCATENATE(([.B86]*60)+[.C86];&quot;.&quot;;[.D86])" office:value-type="string" office:string-value="9.117" calcext:value-type="string">
            <text:p>9.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formula="of:=CONCATENATE(([.B87]*60)+[.C87];&quot;.&quot;;[.D87])" office:value-type="string" office:string-value="9.133" calcext:value-type="string">
            <text:p>9.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formula="of:=CONCATENATE(([.B88]*60)+[.C88];&quot;.&quot;;[.D88])" office:value-type="string" office:string-value="9.138" calcext:value-type="string">
            <text:p>9.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table:formula="of:=CONCATENATE(([.B89]*60)+[.C89];&quot;.&quot;;[.D89])" office:value-type="string" office:string-value="9.115" calcext:value-type="string">
            <text:p>9.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formula="of:=CONCATENATE(([.B90]*60)+[.C90];&quot;.&quot;;[.D90])" office:value-type="string" office:string-value="9.97" calcext:value-type="string">
            <text:p>9.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table:formula="of:=CONCATENATE(([.B91]*60)+[.C91];&quot;.&quot;;[.D91])" office:value-type="string" office:string-value="9.212" calcext:value-type="string">
            <text:p>9.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formula="of:=CONCATENATE(([.B92]*60)+[.C92];&quot;.&quot;;[.D92])" office:value-type="string" office:string-value="9.102" calcext:value-type="string">
            <text:p>9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formula="of:=CONCATENATE(([.B93]*60)+[.C93];&quot;.&quot;;[.D93])" office:value-type="string" office:string-value="9.128" calcext:value-type="string">
            <text:p>9.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table:formula="of:=CONCATENATE(([.B94]*60)+[.C94];&quot;.&quot;;[.D94])" office:value-type="string" office:string-value="9.114" calcext:value-type="string">
            <text:p>9.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table:formula="of:=CONCATENATE(([.B95]*60)+[.C95];&quot;.&quot;;[.D95])" office:value-type="string" office:string-value="9.131" calcext:value-type="string">
            <text:p>9.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6" calcext:value-type="float">
            <text:p>296</text:p>
          </table:table-cell>
          <table:table-cell table:formula="of:=CONCATENATE(([.B96]*60)+[.C96];&quot;.&quot;;[.D96])" office:value-type="string" office:string-value="9.296" calcext:value-type="string">
            <text:p>9.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table:formula="of:=CONCATENATE(([.B97]*60)+[.C97];&quot;.&quot;;[.D97])" office:value-type="string" office:string-value="9.106" calcext:value-type="string">
            <text:p>9.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formula="of:=CONCATENATE(([.B98]*60)+[.C98];&quot;.&quot;;[.D98])" office:value-type="string" office:string-value="11.165" calcext:value-type="string">
            <text:p>11.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CONCATENATE(([.B99]*60)+[.C99];&quot;.&quot;;[.D99])" office:value-type="string" office:string-value="9.100" calcext:value-type="string">
            <text:p>9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formula="of:=CONCATENATE(([.B100]*60)+[.C100];&quot;.&quot;;[.D100])" office:value-type="string" office:string-value="9.98" calcext:value-type="string">
            <text:p>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table:formula="of:=CONCATENATE(([.B101]*60)+[.C101];&quot;.&quot;;[.D101])" office:value-type="string" office:string-value="9.104" calcext:value-type="string">
            <text:p>9.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table:formula="of:=CONCATENATE(([.B102]*60)+[.C102];&quot;.&quot;;[.D102])" office:value-type="string" office:string-value="13.791" calcext:value-type="string">
            <text:p>13.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57" calcext:value-type="float">
            <text:p>757</text:p>
          </table:table-cell>
          <table:table-cell table:formula="of:=CONCATENATE(([.B103]*60)+[.C103];&quot;.&quot;;[.D103])" office:value-type="string" office:string-value="12.757" calcext:value-type="string">
            <text:p>12.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table:formula="of:=CONCATENATE(([.B104]*60)+[.C104];&quot;.&quot;;[.D104])" office:value-type="string" office:string-value="12.682" calcext:value-type="string">
            <text:p>12.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55" calcext:value-type="float">
            <text:p>655</text:p>
          </table:table-cell>
          <table:table-cell table:formula="of:=CONCATENATE(([.B105]*60)+[.C105];&quot;.&quot;;[.D105])" office:value-type="string" office:string-value="12.655" calcext:value-type="string">
            <text:p>12.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58" calcext:value-type="float">
            <text:p>758</text:p>
          </table:table-cell>
          <table:table-cell table:formula="of:=CONCATENATE(([.B106]*60)+[.C106];&quot;.&quot;;[.D106])" office:value-type="string" office:string-value="12.758" calcext:value-type="string">
            <text:p>12.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52" calcext:value-type="float">
            <text:p>652</text:p>
          </table:table-cell>
          <table:table-cell table:formula="of:=CONCATENATE(([.B107]*60)+[.C107];&quot;.&quot;;[.D107])" office:value-type="string" office:string-value="12.652" calcext:value-type="string">
            <text:p>12.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63" calcext:value-type="float">
            <text:p>663</text:p>
          </table:table-cell>
          <table:table-cell table:formula="of:=CONCATENATE(([.B108]*60)+[.C108];&quot;.&quot;;[.D108])" office:value-type="string" office:string-value="12.663" calcext:value-type="string">
            <text:p>12.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65" calcext:value-type="float">
            <text:p>665</text:p>
          </table:table-cell>
          <table:table-cell table:formula="of:=CONCATENATE(([.B109]*60)+[.C109];&quot;.&quot;;[.D109])" office:value-type="string" office:string-value="12.665" calcext:value-type="string">
            <text:p>12.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6" calcext:value-type="float">
            <text:p>686</text:p>
          </table:table-cell>
          <table:table-cell table:formula="of:=CONCATENATE(([.B110]*60)+[.C110];&quot;.&quot;;[.D110])" office:value-type="string" office:string-value="12.686" calcext:value-type="string">
            <text:p>12.6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79" calcext:value-type="float">
            <text:p>679</text:p>
          </table:table-cell>
          <table:table-cell table:formula="of:=CONCATENATE(([.B111]*60)+[.C111];&quot;.&quot;;[.D111])" office:value-type="string" office:string-value="12.679" calcext:value-type="string">
            <text:p>12.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77" calcext:value-type="float">
            <text:p>777</text:p>
          </table:table-cell>
          <table:table-cell table:formula="of:=CONCATENATE(([.B112]*60)+[.C112];&quot;.&quot;;[.D112])" office:value-type="string" office:string-value="12.777" calcext:value-type="string">
            <text:p>12.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69" calcext:value-type="float">
            <text:p>669</text:p>
          </table:table-cell>
          <table:table-cell table:formula="of:=CONCATENATE(([.B113]*60)+[.C113];&quot;.&quot;;[.D113])" office:value-type="string" office:string-value="12.669" calcext:value-type="string">
            <text:p>12.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23" calcext:value-type="float">
            <text:p>723</text:p>
          </table:table-cell>
          <table:table-cell table:formula="of:=CONCATENATE(([.B114]*60)+[.C114];&quot;.&quot;;[.D114])" office:value-type="string" office:string-value="12.723" calcext:value-type="string">
            <text:p>12.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32" calcext:value-type="float">
            <text:p>832</text:p>
          </table:table-cell>
          <table:table-cell table:formula="of:=CONCATENATE(([.B115]*60)+[.C115];&quot;.&quot;;[.D115])" office:value-type="string" office:string-value="12.832" calcext:value-type="string">
            <text:p>12.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formula="of:=CONCATENATE(([.B116]*60)+[.C116];&quot;.&quot;;[.D116])" office:value-type="string" office:string-value="13.82" calcext:value-type="string">
            <text:p>13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04" calcext:value-type="float">
            <text:p>904</text:p>
          </table:table-cell>
          <table:table-cell table:formula="of:=CONCATENATE(([.B117]*60)+[.C117];&quot;.&quot;;[.D117])" office:value-type="string" office:string-value="12.904" calcext:value-type="string">
            <text:p>12.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  <table:table-cell table:formula="of:=CONCATENATE(([.B118]*60)+[.C118];&quot;.&quot;;[.D118])" office:value-type="string" office:string-value="12.680" calcext:value-type="string">
            <text:p>12.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4" calcext:value-type="float">
            <text:p>684</text:p>
          </table:table-cell>
          <table:table-cell table:formula="of:=CONCATENATE(([.B119]*60)+[.C119];&quot;.&quot;;[.D119])" office:value-type="string" office:string-value="12.684" calcext:value-type="string">
            <text:p>12.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table:formula="of:=CONCATENATE(([.B120]*60)+[.C120];&quot;.&quot;;[.D120])" office:value-type="string" office:string-value="12.700" calcext:value-type="string">
            <text:p>12.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99" calcext:value-type="float">
            <text:p>699</text:p>
          </table:table-cell>
          <table:table-cell table:formula="of:=CONCATENATE(([.B121]*60)+[.C121];&quot;.&quot;;[.D121])" office:value-type="string" office:string-value="12.699" calcext:value-type="string">
            <text:p>12.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table:formula="of:=CONCATENATE(([.B122]*60)+[.C122];&quot;.&quot;;[.D122])" office:value-type="string" office:string-value="39.423" calcext:value-type="string">
            <text:p>39.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table:formula="of:=CONCATENATE(([.B123]*60)+[.C123];&quot;.&quot;;[.D123])" office:value-type="string" office:string-value="39.133" calcext:value-type="string">
            <text:p>39.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table:formula="of:=CONCATENATE(([.B124]*60)+[.C124];&quot;.&quot;;[.D124])" office:value-type="string" office:string-value="39.214" calcext:value-type="string">
            <text:p>39.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0" calcext:value-type="float">
            <text:p>380</text:p>
          </table:table-cell>
          <table:table-cell table:formula="of:=CONCATENATE(([.B125]*60)+[.C125];&quot;.&quot;;[.D125])" office:value-type="string" office:string-value="39.380" calcext:value-type="string">
            <text:p>39.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table:formula="of:=CONCATENATE(([.B126]*60)+[.C126];&quot;.&quot;;[.D126])" office:value-type="string" office:string-value="39.182" calcext:value-type="string">
            <text:p>39.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table:formula="of:=CONCATENATE(([.B127]*60)+[.C127];&quot;.&quot;;[.D127])" office:value-type="string" office:string-value="39.144" calcext:value-type="string">
            <text:p>39.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table:formula="of:=CONCATENATE(([.B128]*60)+[.C128];&quot;.&quot;;[.D128])" office:value-type="string" office:string-value="39.182" calcext:value-type="string">
            <text:p>39.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39" calcext:value-type="float">
            <text:p>239</text:p>
          </table:table-cell>
          <table:table-cell table:formula="of:=CONCATENATE(([.B129]*60)+[.C129];&quot;.&quot;;[.D129])" office:value-type="string" office:string-value="39.239" calcext:value-type="string">
            <text:p>39.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9" calcext:value-type="float">
            <text:p>269</text:p>
          </table:table-cell>
          <table:table-cell table:formula="of:=CONCATENATE(([.B130]*60)+[.C130];&quot;.&quot;;[.D130])" office:value-type="string" office:string-value="39.269" calcext:value-type="string">
            <text:p>39.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table:formula="of:=CONCATENATE(([.B131]*60)+[.C131];&quot;.&quot;;[.D131])" office:value-type="string" office:string-value="39.147" calcext:value-type="string">
            <text:p>39.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1" calcext:value-type="float">
            <text:p>241</text:p>
          </table:table-cell>
          <table:table-cell table:formula="of:=CONCATENATE(([.B132]*60)+[.C132];&quot;.&quot;;[.D132])" office:value-type="string" office:string-value="39.241" calcext:value-type="string">
            <text:p>39.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formula="of:=CONCATENATE(([.B133]*60)+[.C133];&quot;.&quot;;[.D133])" office:value-type="string" office:string-value="39.259" calcext:value-type="string">
            <text:p>39.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formula="of:=CONCATENATE(([.B134]*60)+[.C134];&quot;.&quot;;[.D134])" office:value-type="string" office:string-value="39.127" calcext:value-type="string">
            <text:p>39.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2" calcext:value-type="float">
            <text:p>172</text:p>
          </table:table-cell>
          <table:table-cell table:formula="of:=CONCATENATE(([.B135]*60)+[.C135];&quot;.&quot;;[.D135])" office:value-type="string" office:string-value="39.172" calcext:value-type="string">
            <text:p>39.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table:formula="of:=CONCATENATE(([.B136]*60)+[.C136];&quot;.&quot;;[.D136])" office:value-type="string" office:string-value="39.147" calcext:value-type="string">
            <text:p>39.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92" calcext:value-type="float">
            <text:p>292</text:p>
          </table:table-cell>
          <table:table-cell table:formula="of:=CONCATENATE(([.B137]*60)+[.C137];&quot;.&quot;;[.D137])" office:value-type="string" office:string-value="39.292" calcext:value-type="string">
            <text:p>39.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table:formula="of:=CONCATENATE(([.B138]*60)+[.C138];&quot;.&quot;;[.D138])" office:value-type="string" office:string-value="39.376" calcext:value-type="string">
            <text:p>39.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formula="of:=CONCATENATE(([.B139]*60)+[.C139];&quot;.&quot;;[.D139])" office:value-type="string" office:string-value="39.160" calcext:value-type="string">
            <text:p>39.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1" calcext:value-type="float">
            <text:p>161</text:p>
          </table:table-cell>
          <table:table-cell table:formula="of:=CONCATENATE(([.B140]*60)+[.C140];&quot;.&quot;;[.D140])" office:value-type="string" office:string-value="39.161" calcext:value-type="string">
            <text:p>39.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2" calcext:value-type="float">
            <text:p>132</text:p>
          </table:table-cell>
          <table:table-cell table:formula="of:=CONCATENATE(([.B141]*60)+[.C141];&quot;.&quot;;[.D141])" office:value-type="string" office:string-value="39.132" calcext:value-type="string">
            <text:p>39.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13" calcext:value-type="float">
            <text:p>613</text:p>
          </table:table-cell>
          <table:table-cell table:formula="of:=CONCATENATE(([.B142]*60)+[.C142];&quot;.&quot;;[.D142])" office:value-type="string" office:string-value="45.613" calcext:value-type="string">
            <text:p>45.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8" calcext:value-type="float">
            <text:p>228</text:p>
          </table:table-cell>
          <table:table-cell table:formula="of:=CONCATENATE(([.B143]*60)+[.C143];&quot;.&quot;;[.D143])" office:value-type="string" office:string-value="40.228" calcext:value-type="string">
            <text:p>40.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17" calcext:value-type="float">
            <text:p>317</text:p>
          </table:table-cell>
          <table:table-cell table:formula="of:=CONCATENATE(([.B144]*60)+[.C144];&quot;.&quot;;[.D144])" office:value-type="string" office:string-value="39.317" calcext:value-type="string">
            <text:p>39.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7" calcext:value-type="float">
            <text:p>337</text:p>
          </table:table-cell>
          <table:table-cell table:formula="of:=CONCATENATE(([.B145]*60)+[.C145];&quot;.&quot;;[.D145])" office:value-type="string" office:string-value="39.337" calcext:value-type="string">
            <text:p>39.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6" calcext:value-type="float">
            <text:p>336</text:p>
          </table:table-cell>
          <table:table-cell table:formula="of:=CONCATENATE(([.B146]*60)+[.C146];&quot;.&quot;;[.D146])" office:value-type="string" office:string-value="39.336" calcext:value-type="string">
            <text:p>39.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table:formula="of:=CONCATENATE(([.B147]*60)+[.C147];&quot;.&quot;;[.D147])" office:value-type="string" office:string-value="39.295" calcext:value-type="string">
            <text:p>39.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7" calcext:value-type="float">
            <text:p>287</text:p>
          </table:table-cell>
          <table:table-cell table:formula="of:=CONCATENATE(([.B148]*60)+[.C148];&quot;.&quot;;[.D148])" office:value-type="string" office:string-value="39.287" calcext:value-type="string">
            <text:p>39.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4" calcext:value-type="float">
            <text:p>264</text:p>
          </table:table-cell>
          <table:table-cell table:formula="of:=CONCATENATE(([.B149]*60)+[.C149];&quot;.&quot;;[.D149])" office:value-type="string" office:string-value="39.264" calcext:value-type="string">
            <text:p>39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3" calcext:value-type="float">
            <text:p>303</text:p>
          </table:table-cell>
          <table:table-cell table:formula="of:=CONCATENATE(([.B150]*60)+[.C150];&quot;.&quot;;[.D150])" office:value-type="string" office:string-value="39.303" calcext:value-type="string">
            <text:p>39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2" calcext:value-type="float">
            <text:p>362</text:p>
          </table:table-cell>
          <table:table-cell table:formula="of:=CONCATENATE(([.B151]*60)+[.C151];&quot;.&quot;;[.D151])" office:value-type="string" office:string-value="39.362" calcext:value-type="string">
            <text:p>39.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93" calcext:value-type="float">
            <text:p>293</text:p>
          </table:table-cell>
          <table:table-cell table:formula="of:=CONCATENATE(([.B152]*60)+[.C152];&quot;.&quot;;[.D152])" office:value-type="string" office:string-value="39.293" calcext:value-type="string">
            <text:p>39.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5" calcext:value-type="float">
            <text:p>345</text:p>
          </table:table-cell>
          <table:table-cell table:formula="of:=CONCATENATE(([.B153]*60)+[.C153];&quot;.&quot;;[.D153])" office:value-type="string" office:string-value="39.345" calcext:value-type="string">
            <text:p>39.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5" calcext:value-type="float">
            <text:p>375</text:p>
          </table:table-cell>
          <table:table-cell table:formula="of:=CONCATENATE(([.B154]*60)+[.C154];&quot;.&quot;;[.D154])" office:value-type="string" office:string-value="39.375" calcext:value-type="string">
            <text:p>39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0" calcext:value-type="float">
            <text:p>420</text:p>
          </table:table-cell>
          <table:table-cell table:formula="of:=CONCATENATE(([.B155]*60)+[.C155];&quot;.&quot;;[.D155])" office:value-type="string" office:string-value="39.420" calcext:value-type="string">
            <text:p>39.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1" calcext:value-type="float">
            <text:p>571</text:p>
          </table:table-cell>
          <table:table-cell table:formula="of:=CONCATENATE(([.B156]*60)+[.C156];&quot;.&quot;;[.D156])" office:value-type="string" office:string-value="39.571" calcext:value-type="string">
            <text:p>39.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7" calcext:value-type="float">
            <text:p>327</text:p>
          </table:table-cell>
          <table:table-cell table:formula="of:=CONCATENATE(([.B157]*60)+[.C157];&quot;.&quot;;[.D157])" office:value-type="string" office:string-value="39.327" calcext:value-type="string">
            <text:p>39.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6" calcext:value-type="float">
            <text:p>286</text:p>
          </table:table-cell>
          <table:table-cell table:formula="of:=CONCATENATE(([.B158]*60)+[.C158];&quot;.&quot;;[.D158])" office:value-type="string" office:string-value="39.286" calcext:value-type="string">
            <text:p>39.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2" calcext:value-type="float">
            <text:p>352</text:p>
          </table:table-cell>
          <table:table-cell table:formula="of:=CONCATENATE(([.B159]*60)+[.C159];&quot;.&quot;;[.D159])" office:value-type="string" office:string-value="39.352" calcext:value-type="string">
            <text:p>39.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6" calcext:value-type="float">
            <text:p>306</text:p>
          </table:table-cell>
          <table:table-cell table:formula="of:=CONCATENATE(([.B160]*60)+[.C160];&quot;.&quot;;[.D160])" office:value-type="string" office:string-value="39.306" calcext:value-type="string">
            <text:p>39.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7" calcext:value-type="float">
            <text:p>287</text:p>
          </table:table-cell>
          <table:table-cell table:formula="of:=CONCATENATE(([.B161]*60)+[.C161];&quot;.&quot;;[.D161])" office:value-type="string" office:string-value="39.287" calcext:value-type="string">
            <text:p>39.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53" calcext:value-type="float">
            <text:p>253</text:p>
          </table:table-cell>
          <table:table-cell table:formula="of:=CONCATENATE(([.B162]*60)+[.C162];&quot;.&quot;;[.D162])" office:value-type="string" office:string-value="41.253" calcext:value-type="string">
            <text:p>41.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25" calcext:value-type="float">
            <text:p>825</text:p>
          </table:table-cell>
          <table:table-cell table:formula="of:=CONCATENATE(([.B163]*60)+[.C163];&quot;.&quot;;[.D163])" office:value-type="string" office:string-value="38.825" calcext:value-type="string">
            <text:p>38.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  <table:table-cell table:formula="of:=CONCATENATE(([.B164]*60)+[.C164];&quot;.&quot;;[.D164])" office:value-type="string" office:string-value="37.136" calcext:value-type="string">
            <text:p>37.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table:formula="of:=CONCATENATE(([.B165]*60)+[.C165];&quot;.&quot;;[.D165])" office:value-type="string" office:string-value="37.131" calcext:value-type="string">
            <text:p>37.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CONCATENATE(([.B166]*60)+[.C166];&quot;.&quot;;[.D166])" office:value-type="string" office:string-value="37.55" calcext:value-type="string">
            <text:p>37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7" calcext:value-type="float">
            <text:p>177</text:p>
          </table:table-cell>
          <table:table-cell table:formula="of:=CONCATENATE(([.B167]*60)+[.C167];&quot;.&quot;;[.D167])" office:value-type="string" office:string-value="37.177" calcext:value-type="string">
            <text:p>37.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4" calcext:value-type="float">
            <text:p>144</text:p>
          </table:table-cell>
          <table:table-cell table:formula="of:=CONCATENATE(([.B168]*60)+[.C168];&quot;.&quot;;[.D168])" office:value-type="string" office:string-value="37.144" calcext:value-type="string">
            <text:p>37.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table:formula="of:=CONCATENATE(([.B169]*60)+[.C169];&quot;.&quot;;[.D169])" office:value-type="string" office:string-value="37.138" calcext:value-type="string">
            <text:p>37.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formula="of:=CONCATENATE(([.B170]*60)+[.C170];&quot;.&quot;;[.D170])" office:value-type="string" office:string-value="37.67" calcext:value-type="string">
            <text:p>37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table:formula="of:=CONCATENATE(([.B171]*60)+[.C171];&quot;.&quot;;[.D171])" office:value-type="string" office:string-value="37.111" calcext:value-type="string">
            <text:p>37.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table:formula="of:=CONCATENATE(([.B172]*60)+[.C172];&quot;.&quot;;[.D172])" office:value-type="string" office:string-value="37.125" calcext:value-type="string">
            <text:p>37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formula="of:=CONCATENATE(([.B173]*60)+[.C173];&quot;.&quot;;[.D173])" office:value-type="string" office:string-value="37.74" calcext:value-type="string">
            <text:p>37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table:formula="of:=CONCATENATE(([.B174]*60)+[.C174];&quot;.&quot;;[.D174])" office:value-type="string" office:string-value="37.166" calcext:value-type="string">
            <text:p>37.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table:formula="of:=CONCATENATE(([.B175]*60)+[.C175];&quot;.&quot;;[.D175])" office:value-type="string" office:string-value="37.178" calcext:value-type="string">
            <text:p>37.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CONCATENATE(([.B176]*60)+[.C176];&quot;.&quot;;[.D176])" office:value-type="string" office:string-value="37.76" calcext:value-type="string">
            <text:p>37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formula="of:=CONCATENATE(([.B177]*60)+[.C177];&quot;.&quot;;[.D177])" office:value-type="string" office:string-value="37.59" calcext:value-type="string">
            <text:p>37.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table:formula="of:=CONCATENATE(([.B178]*60)+[.C178];&quot;.&quot;;[.D178])" office:value-type="string" office:string-value="37.91" calcext:value-type="string">
            <text:p>37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formula="of:=CONCATENATE(([.B179]*60)+[.C179];&quot;.&quot;;[.D179])" office:value-type="string" office:string-value="37.70" calcext:value-type="string">
            <text:p>37.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43" calcext:value-type="float">
            <text:p>343</text:p>
          </table:table-cell>
          <table:table-cell table:formula="of:=CONCATENATE(([.B180]*60)+[.C180];&quot;.&quot;;[.D180])" office:value-type="string" office:string-value="37.343" calcext:value-type="string">
            <text:p>37.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97" calcext:value-type="float">
            <text:p>297</text:p>
          </table:table-cell>
          <table:table-cell table:formula="of:=CONCATENATE(([.B181]*60)+[.C181];&quot;.&quot;;[.D181])" office:value-type="string" office:string-value="37.297" calcext:value-type="string">
            <text:p>37.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CONCATENATE(([.B182]*60)+[.C182];&quot;.&quot;;[.D182])" office:value-type="string" office:string-value="0.25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NCATENATE(([.B183]*60)+[.C183];&quot;.&quot;;[.D183])" office:value-type="string" office:string-value="0.16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184]*60)+[.C184];&quot;.&quot;;[.D184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185]*60)+[.C185];&quot;.&quot;;[.D185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NCATENATE(([.B186]*60)+[.C186];&quot;.&quot;;[.D186])" office:value-type="string" office:string-value="0.16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CONCATENATE(([.B187]*60)+[.C187];&quot;.&quot;;[.D187])" office:value-type="string" office:string-value="0.36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NCATENATE(([.B188]*60)+[.C188];&quot;.&quot;;[.D188])" office:value-type="string" office:string-value="0.16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189]*60)+[.C189];&quot;.&quot;;[.D189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190]*60)+[.C190];&quot;.&quot;;[.D190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NCATENATE(([.B191]*60)+[.C191];&quot;.&quot;;[.D191])" office:value-type="string" office:string-value="0.16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192]*60)+[.C192];&quot;.&quot;;[.D192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NCATENATE(([.B193]*60)+[.C193];&quot;.&quot;;[.D193])" office:value-type="string" office:string-value="0.16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194]*60)+[.C194];&quot;.&quot;;[.D194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195]*60)+[.C195];&quot;.&quot;;[.D195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196]*60)+[.C196];&quot;.&quot;;[.D196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NCATENATE(([.B197]*60)+[.C197];&quot;.&quot;;[.D197])" office:value-type="string" office:string-value="0.28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198]*60)+[.C198];&quot;.&quot;;[.D198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199]*60)+[.C199];&quot;.&quot;;[.D199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00]*60)+[.C200];&quot;.&quot;;[.D200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01]*60)+[.C201];&quot;.&quot;;[.D201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CONCATENATE(([.B202]*60)+[.C202];&quot;.&quot;;[.D202])" office:value-type="string" office:string-value="0.21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NCATENATE(([.B203]*60)+[.C203];&quot;.&quot;;[.D203])" office:value-type="string" office:string-value="0.28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04]*60)+[.C204];&quot;.&quot;;[.D204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05]*60)+[.C205];&quot;.&quot;;[.D205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06]*60)+[.C206];&quot;.&quot;;[.D206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NCATENATE(([.B207]*60)+[.C207];&quot;.&quot;;[.D207])" office:value-type="string" office:string-value="0.28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08]*60)+[.C208];&quot;.&quot;;[.D208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09]*60)+[.C209];&quot;.&quot;;[.D209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10]*60)+[.C210];&quot;.&quot;;[.D210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11]*60)+[.C211];&quot;.&quot;;[.D211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12]*60)+[.C212];&quot;.&quot;;[.D212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NCATENATE(([.B213]*60)+[.C213];&quot;.&quot;;[.D213])" office:value-type="string" office:string-value="0.16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14]*60)+[.C214];&quot;.&quot;;[.D214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15]*60)+[.C215];&quot;.&quot;;[.D215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NCATENATE(([.B216]*60)+[.C216];&quot;.&quot;;[.D216])" office:value-type="string" office:string-value="0.16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17]*60)+[.C217];&quot;.&quot;;[.D217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NCATENATE(([.B218]*60)+[.C218];&quot;.&quot;;[.D218])" office:value-type="string" office:string-value="0.28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19]*60)+[.C219];&quot;.&quot;;[.D219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NCATENATE(([.B220]*60)+[.C220];&quot;.&quot;;[.D220])" office:value-type="string" office:string-value="0.28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21]*60)+[.C221];&quot;.&quot;;[.D221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22]*60)+[.C222];&quot;.&quot;;[.D222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23]*60)+[.C223];&quot;.&quot;;[.D223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24]*60)+[.C224];&quot;.&quot;;[.D224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25]*60)+[.C225];&quot;.&quot;;[.D225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26]*60)+[.C226];&quot;.&quot;;[.D226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NCATENATE(([.B227]*60)+[.C227];&quot;.&quot;;[.D227])" office:value-type="string" office:string-value="0.28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28]*60)+[.C228];&quot;.&quot;;[.D228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29]*60)+[.C229];&quot;.&quot;;[.D229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30]*60)+[.C230];&quot;.&quot;;[.D230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31]*60)+[.C231];&quot;.&quot;;[.D231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32]*60)+[.C232];&quot;.&quot;;[.D232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33]*60)+[.C233];&quot;.&quot;;[.D233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34]*60)+[.C234];&quot;.&quot;;[.D234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NCATENATE(([.B235]*60)+[.C235];&quot;.&quot;;[.D235])" office:value-type="string" office:string-value="0.28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NCATENATE(([.B236]*60)+[.C236];&quot;.&quot;;[.D236])" office:value-type="string" office:string-value="0.16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37]*60)+[.C237];&quot;.&quot;;[.D237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38]*60)+[.C238];&quot;.&quot;;[.D238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CONCATENATE(([.B239]*60)+[.C239];&quot;.&quot;;[.D239])" office:value-type="string" office:string-value="0.20" calcext:value-type="string">
            <text:p>0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CONCATENATE(([.B240]*60)+[.C240];&quot;.&quot;;[.D240])" office:value-type="string" office:string-value="0.24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CONCATENATE(([.B241]*60)+[.C241];&quot;.&quot;;[.D241])" office:value-type="string" office:string-value="0.16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CONCATENATE(([.B242]*60)+[.C242];&quot;.&quot;;[.D242])" office:value-type="string" office:string-value="0.84" calcext:value-type="string">
            <text:p>0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NCATENATE(([.B243]*60)+[.C243];&quot;.&quot;;[.D243])" office:value-type="string" office:string-value="0.80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44]*60)+[.C244];&quot;.&quot;;[.D244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NCATENATE(([.B245]*60)+[.C245];&quot;.&quot;;[.D245])" office:value-type="string" office:string-value="0.80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46]*60)+[.C246];&quot;.&quot;;[.D246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CONCATENATE(([.B247]*60)+[.C247];&quot;.&quot;;[.D247])" office:value-type="string" office:string-value="0.84" calcext:value-type="string">
            <text:p>0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48]*60)+[.C248];&quot;.&quot;;[.D248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49]*60)+[.C249];&quot;.&quot;;[.D249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50]*60)+[.C250];&quot;.&quot;;[.D250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NCATENATE(([.B251]*60)+[.C251];&quot;.&quot;;[.D251])" office:value-type="string" office:string-value="0.80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52]*60)+[.C252];&quot;.&quot;;[.D252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53]*60)+[.C253];&quot;.&quot;;[.D253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54]*60)+[.C254];&quot;.&quot;;[.D254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55]*60)+[.C255];&quot;.&quot;;[.D255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56]*60)+[.C256];&quot;.&quot;;[.D256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57]*60)+[.C257];&quot;.&quot;;[.D257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CONCATENATE(([.B258]*60)+[.C258];&quot;.&quot;;[.D258])" office:value-type="string" office:string-value="0.108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59]*60)+[.C259];&quot;.&quot;;[.D259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60]*60)+[.C260];&quot;.&quot;;[.D260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61]*60)+[.C261];&quot;.&quot;;[.D261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CONCATENATE(([.B262]*60)+[.C262];&quot;.&quot;;[.D262])" office:value-type="string" office:string-value="0.92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63]*60)+[.C263];&quot;.&quot;;[.D263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64]*60)+[.C264];&quot;.&quot;;[.D264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NCATENATE(([.B265]*60)+[.C265];&quot;.&quot;;[.D265])" office:value-type="string" office:string-value="0.80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66]*60)+[.C266];&quot;.&quot;;[.D266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67]*60)+[.C267];&quot;.&quot;;[.D267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NCATENATE(([.B268]*60)+[.C268];&quot;.&quot;;[.D268])" office:value-type="string" office:string-value="0.80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69]*60)+[.C269];&quot;.&quot;;[.D269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NCATENATE(([.B270]*60)+[.C270];&quot;.&quot;;[.D270])" office:value-type="string" office:string-value="0.80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71]*60)+[.C271];&quot;.&quot;;[.D271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72]*60)+[.C272];&quot;.&quot;;[.D272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73]*60)+[.C273];&quot;.&quot;;[.D273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74]*60)+[.C274];&quot;.&quot;;[.D274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75]*60)+[.C275];&quot;.&quot;;[.D275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76]*60)+[.C276];&quot;.&quot;;[.D276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CONCATENATE(([.B277]*60)+[.C277];&quot;.&quot;;[.D277])" office:value-type="string" office:string-value="0.100" calcext:value-type="string">
            <text:p>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78]*60)+[.C278];&quot;.&quot;;[.D278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NCATENATE(([.B279]*60)+[.C279];&quot;.&quot;;[.D279])" office:value-type="string" office:string-value="0.80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80]*60)+[.C280];&quot;.&quot;;[.D280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81]*60)+[.C281];&quot;.&quot;;[.D281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formula="of:=CONCATENATE(([.B282]*60)+[.C282];&quot;.&quot;;[.D282])" office:value-type="string" office:string-value="0.168" calcext:value-type="string">
            <text:p>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83]*60)+[.C283];&quot;.&quot;;[.D283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84]*60)+[.C284];&quot;.&quot;;[.D284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85]*60)+[.C285];&quot;.&quot;;[.D285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86]*60)+[.C286];&quot;.&quot;;[.D286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87]*60)+[.C287];&quot;.&quot;;[.D287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CONCATENATE(([.B288]*60)+[.C288];&quot;.&quot;;[.D288])" office:value-type="string" office:string-value="0.68" calcext:value-type="string">
            <text:p>0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89]*60)+[.C289];&quot;.&quot;;[.D289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90]*60)+[.C290];&quot;.&quot;;[.D290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291]*60)+[.C291];&quot;.&quot;;[.D291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NCATENATE(([.B292]*60)+[.C292];&quot;.&quot;;[.D292])" office:value-type="string" office:string-value="0.80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CONCATENATE(([.B293]*60)+[.C293];&quot;.&quot;;[.D293])" office:value-type="string" office:string-value="0.84" calcext:value-type="string">
            <text:p>0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94]*60)+[.C294];&quot;.&quot;;[.D294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95]*60)+[.C295];&quot;.&quot;;[.D295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96]*60)+[.C296];&quot;.&quot;;[.D296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297]*60)+[.C297];&quot;.&quot;;[.D297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CONCATENATE(([.B298]*60)+[.C298];&quot;.&quot;;[.D298])" office:value-type="string" office:string-value="0.68" calcext:value-type="string">
            <text:p>0.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CONCATENATE(([.B299]*60)+[.C299];&quot;.&quot;;[.D299])" office:value-type="string" office:string-value="0.80" calcext:value-type="string">
            <text:p>0.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CONCATENATE(([.B300]*60)+[.C300];&quot;.&quot;;[.D300])" office:value-type="string" office:string-value="0.72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CONCATENATE(([.B301]*60)+[.C301];&quot;.&quot;;[.D301])" office:value-type="string" office:string-value="0.76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CONCATENATE(([.B302]*60)+[.C302];&quot;.&quot;;[.D302])" office:value-type="string" office:string-value="0.296" calcext:value-type="string">
            <text:p>0.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formula="of:=CONCATENATE(([.B303]*60)+[.C303];&quot;.&quot;;[.D303])" office:value-type="string" office:string-value="0.276" calcext:value-type="string">
            <text:p>0.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04]*60)+[.C304];&quot;.&quot;;[.D304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formula="of:=CONCATENATE(([.B305]*60)+[.C305];&quot;.&quot;;[.D305])" office:value-type="string" office:string-value="0.284" calcext:value-type="string">
            <text:p>0.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06]*60)+[.C306];&quot;.&quot;;[.D306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07]*60)+[.C307];&quot;.&quot;;[.D307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CONCATENATE(([.B308]*60)+[.C308];&quot;.&quot;;[.D308])" office:value-type="string" office:string-value="0.268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CONCATENATE(([.B309]*60)+[.C309];&quot;.&quot;;[.D309])" office:value-type="string" office:string-value="0.268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formula="of:=CONCATENATE(([.B310]*60)+[.C310];&quot;.&quot;;[.D310])" office:value-type="string" office:string-value="0.272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CONCATENATE(([.B311]*60)+[.C311];&quot;.&quot;;[.D311])" office:value-type="string" office:string-value="0.268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CONCATENATE(([.B312]*60)+[.C312];&quot;.&quot;;[.D312])" office:value-type="string" office:string-value="0.268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CONCATENATE(([.B313]*60)+[.C313];&quot;.&quot;;[.D313])" office:value-type="string" office:string-value="0.260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CONCATENATE(([.B314]*60)+[.C314];&quot;.&quot;;[.D314])" office:value-type="string" office:string-value="0.260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CONCATENATE(([.B315]*60)+[.C315];&quot;.&quot;;[.D315])" office:value-type="string" office:string-value="0.260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16]*60)+[.C316];&quot;.&quot;;[.D316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17]*60)+[.C317];&quot;.&quot;;[.D317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18]*60)+[.C318];&quot;.&quot;;[.D318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19]*60)+[.C319];&quot;.&quot;;[.D319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CONCATENATE(([.B320]*60)+[.C320];&quot;.&quot;;[.D320])" office:value-type="string" office:string-value="0.260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formula="of:=CONCATENATE(([.B321]*60)+[.C321];&quot;.&quot;;[.D321])" office:value-type="string" office:string-value="0.288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table:formula="of:=CONCATENATE(([.B322]*60)+[.C322];&quot;.&quot;;[.D322])" office:value-type="string" office:string-value="0.472" calcext:value-type="string">
            <text:p>0.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formula="of:=CONCATENATE(([.B323]*60)+[.C323];&quot;.&quot;;[.D323])" office:value-type="string" office:string-value="0.332" calcext:value-type="string">
            <text:p>0.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24]*60)+[.C324];&quot;.&quot;;[.D324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formula="of:=CONCATENATE(([.B325]*60)+[.C325];&quot;.&quot;;[.D325])" office:value-type="string" office:string-value="0.288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formula="of:=CONCATENATE(([.B326]*60)+[.C326];&quot;.&quot;;[.D326])" office:value-type="string" office:string-value="0.272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CONCATENATE(([.B327]*60)+[.C327];&quot;.&quot;;[.D327])" office:value-type="string" office:string-value="0.268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CONCATENATE(([.B328]*60)+[.C328];&quot;.&quot;;[.D328])" office:value-type="string" office:string-value="0.260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29]*60)+[.C329];&quot;.&quot;;[.D329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30]*60)+[.C330];&quot;.&quot;;[.D330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formula="of:=CONCATENATE(([.B331]*60)+[.C331];&quot;.&quot;;[.D331])" office:value-type="string" office:string-value="0.272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32]*60)+[.C332];&quot;.&quot;;[.D332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33]*60)+[.C333];&quot;.&quot;;[.D333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formula="of:=CONCATENATE(([.B334]*60)+[.C334];&quot;.&quot;;[.D334])" office:value-type="string" office:string-value="0.272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formula="of:=CONCATENATE(([.B335]*60)+[.C335];&quot;.&quot;;[.D335])" office:value-type="string" office:string-value="0.304" calcext:value-type="string">
            <text:p>0.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CONCATENATE(([.B336]*60)+[.C336];&quot;.&quot;;[.D336])" office:value-type="string" office:string-value="0.268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CONCATENATE(([.B337]*60)+[.C337];&quot;.&quot;;[.D337])" office:value-type="string" office:string-value="0.268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38]*60)+[.C338];&quot;.&quot;;[.D338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table:formula="of:=CONCATENATE(([.B339]*60)+[.C339];&quot;.&quot;;[.D339])" office:value-type="string" office:string-value="0.284" calcext:value-type="string">
            <text:p>0.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40]*60)+[.C340];&quot;.&quot;;[.D340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41]*60)+[.C341];&quot;.&quot;;[.D341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table:formula="of:=CONCATENATE(([.B342]*60)+[.C342];&quot;.&quot;;[.D342])" office:value-type="string" office:string-value="0.337" calcext:value-type="string">
            <text:p>0.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formula="of:=CONCATENATE(([.B343]*60)+[.C343];&quot;.&quot;;[.D343])" office:value-type="string" office:string-value="0.292" calcext:value-type="string">
            <text:p>0.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formula="of:=CONCATENATE(([.B344]*60)+[.C344];&quot;.&quot;;[.D344])" office:value-type="string" office:string-value="0.312" calcext:value-type="string">
            <text:p>0.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formula="of:=CONCATENATE(([.B345]*60)+[.C345];&quot;.&quot;;[.D345])" office:value-type="string" office:string-value="0.272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46]*60)+[.C346];&quot;.&quot;;[.D346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47]*60)+[.C347];&quot;.&quot;;[.D347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48]*60)+[.C348];&quot;.&quot;;[.D348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CONCATENATE(([.B349]*60)+[.C349];&quot;.&quot;;[.D349])" office:value-type="string" office:string-value="0.260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CONCATENATE(([.B350]*60)+[.C350];&quot;.&quot;;[.D350])" office:value-type="string" office:string-value="0.268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formula="of:=CONCATENATE(([.B351]*60)+[.C351];&quot;.&quot;;[.D351])" office:value-type="string" office:string-value="0.272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CONCATENATE(([.B352]*60)+[.C352];&quot;.&quot;;[.D352])" office:value-type="string" office:string-value="0.268" calcext:value-type="string">
            <text:p>0.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53]*60)+[.C353];&quot;.&quot;;[.D353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formula="of:=CONCATENATE(([.B354]*60)+[.C354];&quot;.&quot;;[.D354])" office:value-type="string" office:string-value="0.272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formula="of:=CONCATENATE(([.B355]*60)+[.C355];&quot;.&quot;;[.D355])" office:value-type="string" office:string-value="0.272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56]*60)+[.C356];&quot;.&quot;;[.D356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57]*60)+[.C357];&quot;.&quot;;[.D357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CONCATENATE(([.B358]*60)+[.C358];&quot;.&quot;;[.D358])" office:value-type="string" office:string-value="0.260" calcext:value-type="string">
            <text:p>0.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formula="of:=CONCATENATE(([.B359]*60)+[.C359];&quot;.&quot;;[.D359])" office:value-type="string" office:string-value="0.264" calcext:value-type="string">
            <text:p>0.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formula="of:=CONCATENATE(([.B360]*60)+[.C360];&quot;.&quot;;[.D360])" office:value-type="string" office:string-value="0.272" calcext:value-type="string">
            <text:p>0.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formula="of:=CONCATENATE(([.B361]*60)+[.C361];&quot;.&quot;;[.D361])" office:value-type="string" office:string-value="0.280" calcext:value-type="string">
            <text:p>0.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table:formula="of:=CONCATENATE(([.B362]*60)+[.C362];&quot;.&quot;;[.D362])" office:value-type="string" office:string-value="2.374" calcext:value-type="string">
            <text:p>2.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table:formula="of:=CONCATENATE(([.B363]*60)+[.C363];&quot;.&quot;;[.D363])" office:value-type="string" office:string-value="2.381" calcext:value-type="string">
            <text:p>2.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9" calcext:value-type="float">
            <text:p>379</text:p>
          </table:table-cell>
          <table:table-cell table:formula="of:=CONCATENATE(([.B364]*60)+[.C364];&quot;.&quot;;[.D364])" office:value-type="string" office:string-value="2.379" calcext:value-type="string">
            <text:p>2.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 table:formula="of:=CONCATENATE(([.B365]*60)+[.C365];&quot;.&quot;;[.D365])" office:value-type="string" office:string-value="2.384" calcext:value-type="string">
            <text:p>2.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9" calcext:value-type="float">
            <text:p>379</text:p>
          </table:table-cell>
          <table:table-cell table:formula="of:=CONCATENATE(([.B366]*60)+[.C366];&quot;.&quot;;[.D366])" office:value-type="string" office:string-value="2.379" calcext:value-type="string">
            <text:p>2.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table:formula="of:=CONCATENATE(([.B367]*60)+[.C367];&quot;.&quot;;[.D367])" office:value-type="string" office:string-value="2.370" calcext:value-type="string">
            <text:p>2.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table:formula="of:=CONCATENATE(([.B368]*60)+[.C368];&quot;.&quot;;[.D368])" office:value-type="string" office:string-value="2.387" calcext:value-type="string">
            <text:p>2.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table:formula="of:=CONCATENATE(([.B369]*60)+[.C369];&quot;.&quot;;[.D369])" office:value-type="string" office:string-value="2.377" calcext:value-type="string">
            <text:p>2.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table:formula="of:=CONCATENATE(([.B370]*60)+[.C370];&quot;.&quot;;[.D370])" office:value-type="string" office:string-value="2.388" calcext:value-type="string">
            <text:p>2.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table:formula="of:=CONCATENATE(([.B371]*60)+[.C371];&quot;.&quot;;[.D371])" office:value-type="string" office:string-value="2.381" calcext:value-type="string">
            <text:p>2.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7" calcext:value-type="float">
            <text:p>387</text:p>
          </table:table-cell>
          <table:table-cell table:formula="of:=CONCATENATE(([.B372]*60)+[.C372];&quot;.&quot;;[.D372])" office:value-type="string" office:string-value="2.387" calcext:value-type="string">
            <text:p>2.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table:formula="of:=CONCATENATE(([.B373]*60)+[.C373];&quot;.&quot;;[.D373])" office:value-type="string" office:string-value="2.382" calcext:value-type="string">
            <text:p>2.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9" calcext:value-type="float">
            <text:p>379</text:p>
          </table:table-cell>
          <table:table-cell table:formula="of:=CONCATENATE(([.B374]*60)+[.C374];&quot;.&quot;;[.D374])" office:value-type="string" office:string-value="2.379" calcext:value-type="string">
            <text:p>2.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table:formula="of:=CONCATENATE(([.B375]*60)+[.C375];&quot;.&quot;;[.D375])" office:value-type="string" office:string-value="2.378" calcext:value-type="string">
            <text:p>2.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table:formula="of:=CONCATENATE(([.B376]*60)+[.C376];&quot;.&quot;;[.D376])" office:value-type="string" office:string-value="2.381" calcext:value-type="string">
            <text:p>2.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table:formula="of:=CONCATENATE(([.B377]*60)+[.C377];&quot;.&quot;;[.D377])" office:value-type="string" office:string-value="2.372" calcext:value-type="string">
            <text:p>2.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table:formula="of:=CONCATENATE(([.B378]*60)+[.C378];&quot;.&quot;;[.D378])" office:value-type="string" office:string-value="2.380" calcext:value-type="string">
            <text:p>2.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table:formula="of:=CONCATENATE(([.B379]*60)+[.C379];&quot;.&quot;;[.D379])" office:value-type="string" office:string-value="2.381" calcext:value-type="string">
            <text:p>2.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table:formula="of:=CONCATENATE(([.B380]*60)+[.C380];&quot;.&quot;;[.D380])" office:value-type="string" office:string-value="2.385" calcext:value-type="string">
            <text:p>2.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table:formula="of:=CONCATENATE(([.B381]*60)+[.C381];&quot;.&quot;;[.D381])" office:value-type="string" office:string-value="2.373" calcext:value-type="string">
            <text:p>2.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table:formula="of:=CONCATENATE(([.B382]*60)+[.C382];&quot;.&quot;;[.D382])" office:value-type="string" office:string-value="2.678" calcext:value-type="string">
            <text:p>2.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table:formula="of:=CONCATENATE(([.B383]*60)+[.C383];&quot;.&quot;;[.D383])" office:value-type="string" office:string-value="2.662" calcext:value-type="string">
            <text:p>2.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5" calcext:value-type="float">
            <text:p>665</text:p>
          </table:table-cell>
          <table:table-cell table:formula="of:=CONCATENATE(([.B384]*60)+[.C384];&quot;.&quot;;[.D384])" office:value-type="string" office:string-value="2.665" calcext:value-type="string">
            <text:p>2.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table:formula="of:=CONCATENATE(([.B385]*60)+[.C385];&quot;.&quot;;[.D385])" office:value-type="string" office:string-value="2.682" calcext:value-type="string">
            <text:p>2.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3" calcext:value-type="float">
            <text:p>663</text:p>
          </table:table-cell>
          <table:table-cell table:formula="of:=CONCATENATE(([.B386]*60)+[.C386];&quot;.&quot;;[.D386])" office:value-type="string" office:string-value="2.663" calcext:value-type="string">
            <text:p>2.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0" calcext:value-type="float">
            <text:p>670</text:p>
          </table:table-cell>
          <table:table-cell table:formula="of:=CONCATENATE(([.B387]*60)+[.C387];&quot;.&quot;;[.D387])" office:value-type="string" office:string-value="2.670" calcext:value-type="string">
            <text:p>2.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table:formula="of:=CONCATENATE(([.B388]*60)+[.C388];&quot;.&quot;;[.D388])" office:value-type="string" office:string-value="2.683" calcext:value-type="string">
            <text:p>2.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9" calcext:value-type="float">
            <text:p>669</text:p>
          </table:table-cell>
          <table:table-cell table:formula="of:=CONCATENATE(([.B389]*60)+[.C389];&quot;.&quot;;[.D389])" office:value-type="string" office:string-value="2.669" calcext:value-type="string">
            <text:p>2.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9" calcext:value-type="float">
            <text:p>669</text:p>
          </table:table-cell>
          <table:table-cell table:formula="of:=CONCATENATE(([.B390]*60)+[.C390];&quot;.&quot;;[.D390])" office:value-type="string" office:string-value="2.669" calcext:value-type="string">
            <text:p>2.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table:formula="of:=CONCATENATE(([.B391]*60)+[.C391];&quot;.&quot;;[.D391])" office:value-type="string" office:string-value="2.680" calcext:value-type="string">
            <text:p>2.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4" calcext:value-type="float">
            <text:p>664</text:p>
          </table:table-cell>
          <table:table-cell table:formula="of:=CONCATENATE(([.B392]*60)+[.C392];&quot;.&quot;;[.D392])" office:value-type="string" office:string-value="2.664" calcext:value-type="string">
            <text:p>2.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table:formula="of:=CONCATENATE(([.B393]*60)+[.C393];&quot;.&quot;;[.D393])" office:value-type="string" office:string-value="2.675" calcext:value-type="string">
            <text:p>2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table:formula="of:=CONCATENATE(([.B394]*60)+[.C394];&quot;.&quot;;[.D394])" office:value-type="string" office:string-value="2.672" calcext:value-type="string">
            <text:p>2.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0" calcext:value-type="float">
            <text:p>660</text:p>
          </table:table-cell>
          <table:table-cell table:formula="of:=CONCATENATE(([.B395]*60)+[.C395];&quot;.&quot;;[.D395])" office:value-type="string" office:string-value="2.660" calcext:value-type="string">
            <text:p>2.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8" calcext:value-type="float">
            <text:p>678</text:p>
          </table:table-cell>
          <table:table-cell table:formula="of:=CONCATENATE(([.B396]*60)+[.C396];&quot;.&quot;;[.D396])" office:value-type="string" office:string-value="2.678" calcext:value-type="string">
            <text:p>2.6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4" calcext:value-type="float">
            <text:p>664</text:p>
          </table:table-cell>
          <table:table-cell table:formula="of:=CONCATENATE(([.B397]*60)+[.C397];&quot;.&quot;;[.D397])" office:value-type="string" office:string-value="2.664" calcext:value-type="string">
            <text:p>2.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table:formula="of:=CONCATENATE(([.B398]*60)+[.C398];&quot;.&quot;;[.D398])" office:value-type="string" office:string-value="2.672" calcext:value-type="string">
            <text:p>2.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6" calcext:value-type="float">
            <text:p>666</text:p>
          </table:table-cell>
          <table:table-cell table:formula="of:=CONCATENATE(([.B399]*60)+[.C399];&quot;.&quot;;[.D399])" office:value-type="string" office:string-value="2.666" calcext:value-type="string">
            <text:p>2.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8" calcext:value-type="float">
            <text:p>658</text:p>
          </table:table-cell>
          <table:table-cell table:formula="of:=CONCATENATE(([.B400]*60)+[.C400];&quot;.&quot;;[.D400])" office:value-type="string" office:string-value="2.658" calcext:value-type="string">
            <text:p>2.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4" calcext:value-type="float">
            <text:p>674</text:p>
          </table:table-cell>
          <table:table-cell table:formula="of:=CONCATENATE(([.B401]*60)+[.C401];&quot;.&quot;;[.D401])" office:value-type="string" office:string-value="2.674" calcext:value-type="string">
            <text:p>2.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8" calcext:value-type="float">
            <text:p>548</text:p>
          </table:table-cell>
          <table:table-cell table:formula="of:=CONCATENATE(([.B402]*60)+[.C402];&quot;.&quot;;[.D402])" office:value-type="string" office:string-value="2.548" calcext:value-type="string">
            <text:p>2.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table:formula="of:=CONCATENATE(([.B403]*60)+[.C403];&quot;.&quot;;[.D403])" office:value-type="string" office:string-value="2.554" calcext:value-type="string">
            <text:p>2.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table:formula="of:=CONCATENATE(([.B404]*60)+[.C404];&quot;.&quot;;[.D404])" office:value-type="string" office:string-value="2.546" calcext:value-type="string">
            <text:p>2.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table:formula="of:=CONCATENATE(([.B405]*60)+[.C405];&quot;.&quot;;[.D405])" office:value-type="string" office:string-value="2.553" calcext:value-type="string">
            <text:p>2.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table:formula="of:=CONCATENATE(([.B406]*60)+[.C406];&quot;.&quot;;[.D406])" office:value-type="string" office:string-value="2.550" calcext:value-type="string">
            <text:p>2.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table:formula="of:=CONCATENATE(([.B407]*60)+[.C407];&quot;.&quot;;[.D407])" office:value-type="string" office:string-value="2.552" calcext:value-type="string">
            <text:p>2.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table:formula="of:=CONCATENATE(([.B408]*60)+[.C408];&quot;.&quot;;[.D408])" office:value-type="string" office:string-value="2.553" calcext:value-type="string">
            <text:p>2.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7" calcext:value-type="float">
            <text:p>547</text:p>
          </table:table-cell>
          <table:table-cell table:formula="of:=CONCATENATE(([.B409]*60)+[.C409];&quot;.&quot;;[.D409])" office:value-type="string" office:string-value="2.547" calcext:value-type="string">
            <text:p>2.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  <table:table-cell table:formula="of:=CONCATENATE(([.B410]*60)+[.C410];&quot;.&quot;;[.D410])" office:value-type="string" office:string-value="2.556" calcext:value-type="string">
            <text:p>2.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table:formula="of:=CONCATENATE(([.B411]*60)+[.C411];&quot;.&quot;;[.D411])" office:value-type="string" office:string-value="2.542" calcext:value-type="string">
            <text:p>2.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table:formula="of:=CONCATENATE(([.B412]*60)+[.C412];&quot;.&quot;;[.D412])" office:value-type="string" office:string-value="2.540" calcext:value-type="string">
            <text:p>2.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8" calcext:value-type="float">
            <text:p>548</text:p>
          </table:table-cell>
          <table:table-cell table:formula="of:=CONCATENATE(([.B413]*60)+[.C413];&quot;.&quot;;[.D413])" office:value-type="string" office:string-value="2.548" calcext:value-type="string">
            <text:p>2.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table:formula="of:=CONCATENATE(([.B414]*60)+[.C414];&quot;.&quot;;[.D414])" office:value-type="string" office:string-value="2.550" calcext:value-type="string">
            <text:p>2.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" calcext:value-type="float">
            <text:p>551</text:p>
          </table:table-cell>
          <table:table-cell table:formula="of:=CONCATENATE(([.B415]*60)+[.C415];&quot;.&quot;;[.D415])" office:value-type="string" office:string-value="2.551" calcext:value-type="string">
            <text:p>2.5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table:formula="of:=CONCATENATE(([.B416]*60)+[.C416];&quot;.&quot;;[.D416])" office:value-type="string" office:string-value="2.554" calcext:value-type="string">
            <text:p>2.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table:formula="of:=CONCATENATE(([.B417]*60)+[.C417];&quot;.&quot;;[.D417])" office:value-type="string" office:string-value="2.552" calcext:value-type="string">
            <text:p>2.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table:formula="of:=CONCATENATE(([.B418]*60)+[.C418];&quot;.&quot;;[.D418])" office:value-type="string" office:string-value="2.560" calcext:value-type="string">
            <text:p>2.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" calcext:value-type="float">
            <text:p>563</text:p>
          </table:table-cell>
          <table:table-cell table:formula="of:=CONCATENATE(([.B419]*60)+[.C419];&quot;.&quot;;[.D419])" office:value-type="string" office:string-value="2.563" calcext:value-type="string">
            <text:p>2.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formula="of:=CONCATENATE(([.B420]*60)+[.C420];&quot;.&quot;;[.D420])" office:value-type="string" office:string-value="2.541" calcext:value-type="string">
            <text:p>2.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table:formula="of:=CONCATENATE(([.B421]*60)+[.C421];&quot;.&quot;;[.D421])" office:value-type="string" office:string-value="2.546" calcext:value-type="string">
            <text:p>2.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6" calcext:value-type="float">
            <text:p>566</text:p>
          </table:table-cell>
          <table:table-cell table:formula="of:=CONCATENATE(([.B422]*60)+[.C422];&quot;.&quot;;[.D422])" office:value-type="string" office:string-value="10.566" calcext:value-type="string">
            <text:p>10.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table:formula="of:=CONCATENATE(([.B423]*60)+[.C423];&quot;.&quot;;[.D423])" office:value-type="string" office:string-value="10.568" calcext:value-type="string">
            <text:p>10.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table:formula="of:=CONCATENATE(([.B424]*60)+[.C424];&quot;.&quot;;[.D424])" office:value-type="string" office:string-value="10.561" calcext:value-type="string">
            <text:p>10.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18" calcext:value-type="float">
            <text:p>618</text:p>
          </table:table-cell>
          <table:table-cell table:formula="of:=CONCATENATE(([.B425]*60)+[.C425];&quot;.&quot;;[.D425])" office:value-type="string" office:string-value="10.618" calcext:value-type="string">
            <text:p>10.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table:formula="of:=CONCATENATE(([.B426]*60)+[.C426];&quot;.&quot;;[.D426])" office:value-type="string" office:string-value="10.561" calcext:value-type="string">
            <text:p>10.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table:formula="of:=CONCATENATE(([.B427]*60)+[.C427];&quot;.&quot;;[.D427])" office:value-type="string" office:string-value="10.602" calcext:value-type="string">
            <text:p>10.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table:formula="of:=CONCATENATE(([.B428]*60)+[.C428];&quot;.&quot;;[.D428])" office:value-type="string" office:string-value="10.562" calcext:value-type="string">
            <text:p>10.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table:formula="of:=CONCATENATE(([.B429]*60)+[.C429];&quot;.&quot;;[.D429])" office:value-type="string" office:string-value="10.606" calcext:value-type="string">
            <text:p>10.6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51" calcext:value-type="float">
            <text:p>751</text:p>
          </table:table-cell>
          <table:table-cell table:formula="of:=CONCATENATE(([.B430]*60)+[.C430];&quot;.&quot;;[.D430])" office:value-type="string" office:string-value="10.751" calcext:value-type="string">
            <text:p>10.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7" calcext:value-type="float">
            <text:p>647</text:p>
          </table:table-cell>
          <table:table-cell table:formula="of:=CONCATENATE(([.B431]*60)+[.C431];&quot;.&quot;;[.D431])" office:value-type="string" office:string-value="10.647" calcext:value-type="string">
            <text:p>10.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8" calcext:value-type="float">
            <text:p>578</text:p>
          </table:table-cell>
          <table:table-cell table:formula="of:=CONCATENATE(([.B432]*60)+[.C432];&quot;.&quot;;[.D432])" office:value-type="string" office:string-value="10.578" calcext:value-type="string">
            <text:p>10.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8" calcext:value-type="float">
            <text:p>608</text:p>
          </table:table-cell>
          <table:table-cell table:formula="of:=CONCATENATE(([.B433]*60)+[.C433];&quot;.&quot;;[.D433])" office:value-type="string" office:string-value="10.608" calcext:value-type="string">
            <text:p>10.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table:formula="of:=CONCATENATE(([.B434]*60)+[.C434];&quot;.&quot;;[.D434])" office:value-type="string" office:string-value="10.596" calcext:value-type="string">
            <text:p>10.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19" calcext:value-type="float">
            <text:p>619</text:p>
          </table:table-cell>
          <table:table-cell table:formula="of:=CONCATENATE(([.B435]*60)+[.C435];&quot;.&quot;;[.D435])" office:value-type="string" office:string-value="10.619" calcext:value-type="string">
            <text:p>10.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8" calcext:value-type="float">
            <text:p>588</text:p>
          </table:table-cell>
          <table:table-cell table:formula="of:=CONCATENATE(([.B436]*60)+[.C436];&quot;.&quot;;[.D436])" office:value-type="string" office:string-value="10.588" calcext:value-type="string">
            <text:p>10.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table:formula="of:=CONCATENATE(([.B437]*60)+[.C437];&quot;.&quot;;[.D437])" office:value-type="string" office:string-value="10.624" calcext:value-type="string">
            <text:p>10.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formula="of:=CONCATENATE(([.B438]*60)+[.C438];&quot;.&quot;;[.D438])" office:value-type="string" office:string-value="10.528" calcext:value-type="string">
            <text:p>10.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table:formula="of:=CONCATENATE(([.B439]*60)+[.C439];&quot;.&quot;;[.D439])" office:value-type="string" office:string-value="10.574" calcext:value-type="string">
            <text:p>10.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table:formula="of:=CONCATENATE(([.B440]*60)+[.C440];&quot;.&quot;;[.D440])" office:value-type="string" office:string-value="10.574" calcext:value-type="string">
            <text:p>10.5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3" calcext:value-type="float">
            <text:p>573</text:p>
          </table:table-cell>
          <table:table-cell table:formula="of:=CONCATENATE(([.B441]*60)+[.C441];&quot;.&quot;;[.D441])" office:value-type="string" office:string-value="10.573" calcext:value-type="string">
            <text:p>10.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CONCATENATE(([.B442]*60)+[.C442];&quot;.&quot;;[.D442])" office:value-type="string" office:string-value="9.28" calcext:value-type="string">
            <text:p>9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CONCATENATE(([.B443]*60)+[.C443];&quot;.&quot;;[.D443])" office:value-type="string" office:string-value="9.20" calcext:value-type="string">
            <text:p>9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formula="of:=CONCATENATE(([.B444]*60)+[.C444];&quot;.&quot;;[.D444])" office:value-type="string" office:string-value="9.53" calcext:value-type="string">
            <text:p>9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CONCATENATE(([.B445]*60)+[.C445];&quot;.&quot;;[.D445])" office:value-type="string" office:string-value="9.23" calcext:value-type="string">
            <text:p>9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CONCATENATE(([.B446]*60)+[.C446];&quot;.&quot;;[.D446])" office:value-type="string" office:string-value="9.40" calcext:value-type="string">
            <text:p>9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formula="of:=CONCATENATE(([.B447]*60)+[.C447];&quot;.&quot;;[.D447])" office:value-type="string" office:string-value="9.61" calcext:value-type="string">
            <text:p>9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CONCATENATE(([.B448]*60)+[.C448];&quot;.&quot;;[.D448])" office:value-type="string" office:string-value="9.58" calcext:value-type="string">
            <text:p>9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CONCATENATE(([.B449]*60)+[.C449];&quot;.&quot;;[.D449])" office:value-type="string" office:string-value="9.42" calcext:value-type="string">
            <text:p>9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CONCATENATE(([.B450]*60)+[.C450];&quot;.&quot;;[.D450])" office:value-type="string" office:string-value="9.16" calcext:value-type="string">
            <text:p>9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table:formula="of:=CONCATENATE(([.B451]*60)+[.C451];&quot;.&quot;;[.D451])" office:value-type="string" office:string-value="9.136" calcext:value-type="string">
            <text:p>9.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CONCATENATE(([.B452]*60)+[.C452];&quot;.&quot;;[.D452])" office:value-type="string" office:string-value="9.30" calcext:value-type="string">
            <text:p>9.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CONCATENATE(([.B453]*60)+[.C453];&quot;.&quot;;[.D453])" office:value-type="string" office:string-value="9.52" calcext:value-type="string">
            <text:p>9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CONCATENATE(([.B454]*60)+[.C454];&quot;.&quot;;[.D454])" office:value-type="string" office:string-value="9.38" calcext:value-type="string">
            <text:p>9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CONCATENATE(([.B455]*60)+[.C455];&quot;.&quot;;[.D455])" office:value-type="string" office:string-value="9.55" calcext:value-type="string">
            <text:p>9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table:formula="of:=CONCATENATE(([.B456]*60)+[.C456];&quot;.&quot;;[.D456])" office:value-type="string" office:string-value="9.224" calcext:value-type="string">
            <text:p>9.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NCATENATE(([.B457]*60)+[.C457];&quot;.&quot;;[.D457])" office:value-type="string" office:string-value="9.6" calcext:value-type="string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CONCATENATE(([.B458]*60)+[.C458];&quot;.&quot;;[.D458])" office:value-type="string" office:string-value="11.93" calcext:value-type="string">
            <text:p>11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CONCATENATE(([.B459]*60)+[.C459];&quot;.&quot;;[.D459])" office:value-type="string" office:string-value="9.20" calcext:value-type="string">
            <text:p>9.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CONCATENATE(([.B460]*60)+[.C460];&quot;.&quot;;[.D460])" office:value-type="string" office:string-value="9.26" calcext:value-type="string">
            <text:p>9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CONCATENATE(([.B461]*60)+[.C461];&quot;.&quot;;[.D461])" office:value-type="string" office:string-value="9.32" calcext:value-type="string">
            <text:p>9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29" calcext:value-type="float">
            <text:p>629</text:p>
          </table:table-cell>
          <table:table-cell table:formula="of:=CONCATENATE(([.B462]*60)+[.C462];&quot;.&quot;;[.D462])" office:value-type="string" office:string-value="12.629" calcext:value-type="string">
            <text:p>12.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1" calcext:value-type="float">
            <text:p>681</text:p>
          </table:table-cell>
          <table:table-cell table:formula="of:=CONCATENATE(([.B463]*60)+[.C463];&quot;.&quot;;[.D463])" office:value-type="string" office:string-value="12.681" calcext:value-type="string">
            <text:p>12.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10" calcext:value-type="float">
            <text:p>610</text:p>
          </table:table-cell>
          <table:table-cell table:formula="of:=CONCATENATE(([.B464]*60)+[.C464];&quot;.&quot;;[.D464])" office:value-type="string" office:string-value="12.610" calcext:value-type="string">
            <text:p>12.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79" calcext:value-type="float">
            <text:p>579</text:p>
          </table:table-cell>
          <table:table-cell table:formula="of:=CONCATENATE(([.B465]*60)+[.C465];&quot;.&quot;;[.D465])" office:value-type="string" office:string-value="12.579" calcext:value-type="string">
            <text:p>12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82" calcext:value-type="float">
            <text:p>682</text:p>
          </table:table-cell>
          <table:table-cell table:formula="of:=CONCATENATE(([.B466]*60)+[.C466];&quot;.&quot;;[.D466])" office:value-type="string" office:string-value="12.682" calcext:value-type="string">
            <text:p>12.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table:formula="of:=CONCATENATE(([.B467]*60)+[.C467];&quot;.&quot;;[.D467])" office:value-type="string" office:string-value="12.580" calcext:value-type="string">
            <text:p>12.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5" calcext:value-type="float">
            <text:p>595</text:p>
          </table:table-cell>
          <table:table-cell table:formula="of:=CONCATENATE(([.B468]*60)+[.C468];&quot;.&quot;;[.D468])" office:value-type="string" office:string-value="12.595" calcext:value-type="string">
            <text:p>12.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9" calcext:value-type="float">
            <text:p>589</text:p>
          </table:table-cell>
          <table:table-cell table:formula="of:=CONCATENATE(([.B469]*60)+[.C469];&quot;.&quot;;[.D469])" office:value-type="string" office:string-value="12.589" calcext:value-type="string">
            <text:p>12.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14" calcext:value-type="float">
            <text:p>614</text:p>
          </table:table-cell>
          <table:table-cell table:formula="of:=CONCATENATE(([.B470]*60)+[.C470];&quot;.&quot;;[.D470])" office:value-type="string" office:string-value="12.614" calcext:value-type="string">
            <text:p>12.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3" calcext:value-type="float">
            <text:p>603</text:p>
          </table:table-cell>
          <table:table-cell table:formula="of:=CONCATENATE(([.B471]*60)+[.C471];&quot;.&quot;;[.D471])" office:value-type="string" office:string-value="12.603" calcext:value-type="string">
            <text:p>12.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97" calcext:value-type="float">
            <text:p>697</text:p>
          </table:table-cell>
          <table:table-cell table:formula="of:=CONCATENATE(([.B472]*60)+[.C472];&quot;.&quot;;[.D472])" office:value-type="string" office:string-value="12.697" calcext:value-type="string">
            <text:p>12.6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5" calcext:value-type="float">
            <text:p>585</text:p>
          </table:table-cell>
          <table:table-cell table:formula="of:=CONCATENATE(([.B473]*60)+[.C473];&quot;.&quot;;[.D473])" office:value-type="string" office:string-value="12.585" calcext:value-type="string">
            <text:p>12.5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 table:formula="of:=CONCATENATE(([.B474]*60)+[.C474];&quot;.&quot;;[.D474])" office:value-type="string" office:string-value="12.650" calcext:value-type="string">
            <text:p>12.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60" calcext:value-type="float">
            <text:p>760</text:p>
          </table:table-cell>
          <table:table-cell table:formula="of:=CONCATENATE(([.B475]*60)+[.C475];&quot;.&quot;;[.D475])" office:value-type="string" office:string-value="12.760" calcext:value-type="string">
            <text:p>12.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CONCATENATE(([.B476]*60)+[.C476];&quot;.&quot;;[.D476])" office:value-type="string" office:string-value="13.10" calcext:value-type="string">
            <text:p>13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24" calcext:value-type="float">
            <text:p>824</text:p>
          </table:table-cell>
          <table:table-cell table:formula="of:=CONCATENATE(([.B477]*60)+[.C477];&quot;.&quot;;[.D477])" office:value-type="string" office:string-value="12.824" calcext:value-type="string">
            <text:p>12.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12" calcext:value-type="float">
            <text:p>612</text:p>
          </table:table-cell>
          <table:table-cell table:formula="of:=CONCATENATE(([.B478]*60)+[.C478];&quot;.&quot;;[.D478])" office:value-type="string" office:string-value="12.612" calcext:value-type="string">
            <text:p>12.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table:formula="of:=CONCATENATE(([.B479]*60)+[.C479];&quot;.&quot;;[.D479])" office:value-type="string" office:string-value="12.604" calcext:value-type="string">
            <text:p>12.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27" calcext:value-type="float">
            <text:p>627</text:p>
          </table:table-cell>
          <table:table-cell table:formula="of:=CONCATENATE(([.B480]*60)+[.C480];&quot;.&quot;;[.D480])" office:value-type="string" office:string-value="12.627" calcext:value-type="string">
            <text:p>12.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23" calcext:value-type="float">
            <text:p>623</text:p>
          </table:table-cell>
          <table:table-cell table:formula="of:=CONCATENATE(([.B481]*60)+[.C481];&quot;.&quot;;[.D481])" office:value-type="string" office:string-value="12.623" calcext:value-type="string">
            <text:p>12.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06" calcext:value-type="float">
            <text:p>906</text:p>
          </table:table-cell>
          <table:table-cell table:formula="of:=CONCATENATE(([.B482]*60)+[.C482];&quot;.&quot;;[.D482])" office:value-type="string" office:string-value="38.906" calcext:value-type="string">
            <text:p>38.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57" calcext:value-type="float">
            <text:p>857</text:p>
          </table:table-cell>
          <table:table-cell table:formula="of:=CONCATENATE(([.B483]*60)+[.C483];&quot;.&quot;;[.D483])" office:value-type="string" office:string-value="38.857" calcext:value-type="string">
            <text:p>38.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50" calcext:value-type="float">
            <text:p>950</text:p>
          </table:table-cell>
          <table:table-cell table:formula="of:=CONCATENATE(([.B484]*60)+[.C484];&quot;.&quot;;[.D484])" office:value-type="string" office:string-value="38.950" calcext:value-type="string">
            <text:p>38.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table:formula="of:=CONCATENATE(([.B485]*60)+[.C485];&quot;.&quot;;[.D485])" office:value-type="string" office:string-value="39.92" calcext:value-type="string">
            <text:p>39.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18" calcext:value-type="float">
            <text:p>918</text:p>
          </table:table-cell>
          <table:table-cell table:formula="of:=CONCATENATE(([.B486]*60)+[.C486];&quot;.&quot;;[.D486])" office:value-type="string" office:string-value="38.918" calcext:value-type="string">
            <text:p>38.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79" calcext:value-type="float">
            <text:p>879</text:p>
          </table:table-cell>
          <table:table-cell table:formula="of:=CONCATENATE(([.B487]*60)+[.C487];&quot;.&quot;;[.D487])" office:value-type="string" office:string-value="38.879" calcext:value-type="string">
            <text:p>38.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12" calcext:value-type="float">
            <text:p>912</text:p>
          </table:table-cell>
          <table:table-cell table:formula="of:=CONCATENATE(([.B488]*60)+[.C488];&quot;.&quot;;[.D488])" office:value-type="string" office:string-value="38.912" calcext:value-type="string">
            <text:p>38.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70" calcext:value-type="float">
            <text:p>970</text:p>
          </table:table-cell>
          <table:table-cell table:formula="of:=CONCATENATE(([.B489]*60)+[.C489];&quot;.&quot;;[.D489])" office:value-type="string" office:string-value="38.970" calcext:value-type="string">
            <text:p>38.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5" calcext:value-type="float">
            <text:p>995</text:p>
          </table:table-cell>
          <table:table-cell table:formula="of:=CONCATENATE(([.B490]*60)+[.C490];&quot;.&quot;;[.D490])" office:value-type="string" office:string-value="38.995" calcext:value-type="string">
            <text:p>38.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75" calcext:value-type="float">
            <text:p>875</text:p>
          </table:table-cell>
          <table:table-cell table:formula="of:=CONCATENATE(([.B491]*60)+[.C491];&quot;.&quot;;[.D491])" office:value-type="string" office:string-value="38.875" calcext:value-type="string">
            <text:p>38.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72" calcext:value-type="float">
            <text:p>972</text:p>
          </table:table-cell>
          <table:table-cell table:formula="of:=CONCATENATE(([.B492]*60)+[.C492];&quot;.&quot;;[.D492])" office:value-type="string" office:string-value="38.972" calcext:value-type="string">
            <text:p>38.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8" calcext:value-type="float">
            <text:p>998</text:p>
          </table:table-cell>
          <table:table-cell table:formula="of:=CONCATENATE(([.B493]*60)+[.C493];&quot;.&quot;;[.D493])" office:value-type="string" office:string-value="38.998" calcext:value-type="string">
            <text:p>38.9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67" calcext:value-type="float">
            <text:p>867</text:p>
          </table:table-cell>
          <table:table-cell table:formula="of:=CONCATENATE(([.B494]*60)+[.C494];&quot;.&quot;;[.D494])" office:value-type="string" office:string-value="38.867" calcext:value-type="string">
            <text:p>38.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12" calcext:value-type="float">
            <text:p>912</text:p>
          </table:table-cell>
          <table:table-cell table:formula="of:=CONCATENATE(([.B495]*60)+[.C495];&quot;.&quot;;[.D495])" office:value-type="string" office:string-value="38.912" calcext:value-type="string">
            <text:p>38.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82" calcext:value-type="float">
            <text:p>882</text:p>
          </table:table-cell>
          <table:table-cell table:formula="of:=CONCATENATE(([.B496]*60)+[.C496];&quot;.&quot;;[.D496])" office:value-type="string" office:string-value="38.882" calcext:value-type="string">
            <text:p>38.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formula="of:=CONCATENATE(([.B497]*60)+[.C497];&quot;.&quot;;[.D497])" office:value-type="string" office:string-value="39.28" calcext:value-type="string">
            <text:p>39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table:formula="of:=CONCATENATE(([.B498]*60)+[.C498];&quot;.&quot;;[.D498])" office:value-type="string" office:string-value="39.112" calcext:value-type="string">
            <text:p>39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95" calcext:value-type="float">
            <text:p>895</text:p>
          </table:table-cell>
          <table:table-cell table:formula="of:=CONCATENATE(([.B499]*60)+[.C499];&quot;.&quot;;[.D499])" office:value-type="string" office:string-value="38.895" calcext:value-type="string">
            <text:p>38.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01" calcext:value-type="float">
            <text:p>901</text:p>
          </table:table-cell>
          <table:table-cell table:formula="of:=CONCATENATE(([.B500]*60)+[.C500];&quot;.&quot;;[.D500])" office:value-type="string" office:string-value="38.901" calcext:value-type="string">
            <text:p>38.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42" calcext:value-type="float">
            <text:p>842</text:p>
          </table:table-cell>
          <table:table-cell table:formula="of:=CONCATENATE(([.B501]*60)+[.C501];&quot;.&quot;;[.D501])" office:value-type="string" office:string-value="38.842" calcext:value-type="string">
            <text:p>38.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8" calcext:value-type="float">
            <text:p>168</text:p>
          </table:table-cell>
          <table:table-cell table:formula="of:=CONCATENATE(([.B502]*60)+[.C502];&quot;.&quot;;[.D502])" office:value-type="string" office:string-value="41.168" calcext:value-type="string">
            <text:p>41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formula="of:=CONCATENATE(([.B503]*60)+[.C503];&quot;.&quot;;[.D503])" office:value-type="string" office:string-value="39.70" calcext:value-type="string">
            <text:p>39.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CONCATENATE(([.B504]*60)+[.C504];&quot;.&quot;;[.D504])" office:value-type="string" office:string-value="39.53" calcext:value-type="string">
            <text:p>39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formula="of:=CONCATENATE(([.B505]*60)+[.C505];&quot;.&quot;;[.D505])" office:value-type="string" office:string-value="39.48" calcext:value-type="string">
            <text:p>39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formula="of:=CONCATENATE(([.B506]*60)+[.C506];&quot;.&quot;;[.D506])" office:value-type="string" office:string-value="39.62" calcext:value-type="string">
            <text:p>39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formula="of:=CONCATENATE(([.B507]*60)+[.C507];&quot;.&quot;;[.D507])" office:value-type="string" office:string-value="39.26" calcext:value-type="string">
            <text:p>39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CONCATENATE(([.B508]*60)+[.C508];&quot;.&quot;;[.D508])" office:value-type="string" office:string-value="39.25" calcext:value-type="string">
            <text:p>39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9" calcext:value-type="float">
            <text:p>999</text:p>
          </table:table-cell>
          <table:table-cell table:formula="of:=CONCATENATE(([.B509]*60)+[.C509];&quot;.&quot;;[.D509])" office:value-type="string" office:string-value="38.999" calcext:value-type="string">
            <text:p>38.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formula="of:=CONCATENATE(([.B510]*60)+[.C510];&quot;.&quot;;[.D510])" office:value-type="string" office:string-value="39.38" calcext:value-type="string">
            <text:p>39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table:formula="of:=CONCATENATE(([.B511]*60)+[.C511];&quot;.&quot;;[.D511])" office:value-type="string" office:string-value="39.89" calcext:value-type="string">
            <text:p>39.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formula="of:=CONCATENATE(([.B512]*60)+[.C512];&quot;.&quot;;[.D512])" office:value-type="string" office:string-value="39.28" calcext:value-type="string">
            <text:p>39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table:formula="of:=CONCATENATE(([.B513]*60)+[.C513];&quot;.&quot;;[.D513])" office:value-type="string" office:string-value="39.79" calcext:value-type="string">
            <text:p>39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table:formula="of:=CONCATENATE(([.B514]*60)+[.C514];&quot;.&quot;;[.D514])" office:value-type="string" office:string-value="39.102" calcext:value-type="string">
            <text:p>39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table:formula="of:=CONCATENATE(([.B515]*60)+[.C515];&quot;.&quot;;[.D515])" office:value-type="string" office:string-value="39.114" calcext:value-type="string">
            <text:p>39.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03" calcext:value-type="float">
            <text:p>303</text:p>
          </table:table-cell>
          <table:table-cell table:formula="of:=CONCATENATE(([.B516]*60)+[.C516];&quot;.&quot;;[.D516])" office:value-type="string" office:string-value="39.303" calcext:value-type="string">
            <text:p>39.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CONCATENATE(([.B517]*60)+[.C517];&quot;.&quot;;[.D517])" office:value-type="string" office:string-value="39.58" calcext:value-type="string">
            <text:p>39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formula="of:=CONCATENATE(([.B518]*60)+[.C518];&quot;.&quot;;[.D518])" office:value-type="string" office:string-value="39.19" calcext:value-type="string">
            <text:p>39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formula="of:=CONCATENATE(([.B519]*60)+[.C519];&quot;.&quot;;[.D519])" office:value-type="string" office:string-value="39.66" calcext:value-type="string">
            <text:p>39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CONCATENATE(([.B520]*60)+[.C520];&quot;.&quot;;[.D520])" office:value-type="string" office:string-value="39.39" calcext:value-type="string">
            <text:p>39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CONCATENATE(([.B521]*60)+[.C521];&quot;.&quot;;[.D521])" office:value-type="string" office:string-value="39.22" calcext:value-type="string">
            <text:p>39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66" calcext:value-type="float">
            <text:p>866</text:p>
          </table:table-cell>
          <table:table-cell table:formula="of:=CONCATENATE(([.B522]*60)+[.C522];&quot;.&quot;;[.D522])" office:value-type="string" office:string-value="36.866" calcext:value-type="string">
            <text:p>36.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table:formula="of:=CONCATENATE(([.B523]*60)+[.C523];&quot;.&quot;;[.D523])" office:value-type="string" office:string-value="36.803" calcext:value-type="string">
            <text:p>36.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table:formula="of:=CONCATENATE(([.B524]*60)+[.C524];&quot;.&quot;;[.D524])" office:value-type="string" office:string-value="36.803" calcext:value-type="string">
            <text:p>36.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57" calcext:value-type="float">
            <text:p>857</text:p>
          </table:table-cell>
          <table:table-cell table:formula="of:=CONCATENATE(([.B525]*60)+[.C525];&quot;.&quot;;[.D525])" office:value-type="string" office:string-value="36.857" calcext:value-type="string">
            <text:p>36.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91" calcext:value-type="float">
            <text:p>791</text:p>
          </table:table-cell>
          <table:table-cell table:formula="of:=CONCATENATE(([.B526]*60)+[.C526];&quot;.&quot;;[.D526])" office:value-type="string" office:string-value="36.791" calcext:value-type="string">
            <text:p>36.7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12" calcext:value-type="float">
            <text:p>912</text:p>
          </table:table-cell>
          <table:table-cell table:formula="of:=CONCATENATE(([.B527]*60)+[.C527];&quot;.&quot;;[.D527])" office:value-type="string" office:string-value="36.912" calcext:value-type="string">
            <text:p>36.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80" calcext:value-type="float">
            <text:p>880</text:p>
          </table:table-cell>
          <table:table-cell table:formula="of:=CONCATENATE(([.B528]*60)+[.C528];&quot;.&quot;;[.D528])" office:value-type="string" office:string-value="36.880" calcext:value-type="string">
            <text:p>36.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78" calcext:value-type="float">
            <text:p>878</text:p>
          </table:table-cell>
          <table:table-cell table:formula="of:=CONCATENATE(([.B529]*60)+[.C529];&quot;.&quot;;[.D529])" office:value-type="string" office:string-value="36.878" calcext:value-type="string">
            <text:p>36.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98" calcext:value-type="float">
            <text:p>798</text:p>
          </table:table-cell>
          <table:table-cell table:formula="of:=CONCATENATE(([.B530]*60)+[.C530];&quot;.&quot;;[.D530])" office:value-type="string" office:string-value="36.798" calcext:value-type="string">
            <text:p>36.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39" calcext:value-type="float">
            <text:p>839</text:p>
          </table:table-cell>
          <table:table-cell table:formula="of:=CONCATENATE(([.B531]*60)+[.C531];&quot;.&quot;;[.D531])" office:value-type="string" office:string-value="36.839" calcext:value-type="string">
            <text:p>36.8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55" calcext:value-type="float">
            <text:p>855</text:p>
          </table:table-cell>
          <table:table-cell table:formula="of:=CONCATENATE(([.B532]*60)+[.C532];&quot;.&quot;;[.D532])" office:value-type="string" office:string-value="36.855" calcext:value-type="string">
            <text:p>36.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7" calcext:value-type="float">
            <text:p>807</text:p>
          </table:table-cell>
          <table:table-cell table:formula="of:=CONCATENATE(([.B533]*60)+[.C533];&quot;.&quot;;[.D533])" office:value-type="string" office:string-value="36.807" calcext:value-type="string">
            <text:p>36.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93" calcext:value-type="float">
            <text:p>893</text:p>
          </table:table-cell>
          <table:table-cell table:formula="of:=CONCATENATE(([.B534]*60)+[.C534];&quot;.&quot;;[.D534])" office:value-type="string" office:string-value="36.893" calcext:value-type="string">
            <text:p>36.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06" calcext:value-type="float">
            <text:p>906</text:p>
          </table:table-cell>
          <table:table-cell table:formula="of:=CONCATENATE(([.B535]*60)+[.C535];&quot;.&quot;;[.D535])" office:value-type="string" office:string-value="36.906" calcext:value-type="string">
            <text:p>36.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11" calcext:value-type="float">
            <text:p>811</text:p>
          </table:table-cell>
          <table:table-cell table:formula="of:=CONCATENATE(([.B536]*60)+[.C536];&quot;.&quot;;[.D536])" office:value-type="string" office:string-value="36.811" calcext:value-type="string">
            <text:p>36.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  <table:table-cell table:formula="of:=CONCATENATE(([.B537]*60)+[.C537];&quot;.&quot;;[.D537])" office:value-type="string" office:string-value="36.795" calcext:value-type="string">
            <text:p>36.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31" calcext:value-type="float">
            <text:p>831</text:p>
          </table:table-cell>
          <table:table-cell table:formula="of:=CONCATENATE(([.B538]*60)+[.C538];&quot;.&quot;;[.D538])" office:value-type="string" office:string-value="36.831" calcext:value-type="string">
            <text:p>36.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5" calcext:value-type="float">
            <text:p>805</text:p>
          </table:table-cell>
          <table:table-cell table:formula="of:=CONCATENATE(([.B539]*60)+[.C539];&quot;.&quot;;[.D539])" office:value-type="string" office:string-value="36.805" calcext:value-type="string">
            <text:p>36.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CONCATENATE(([.B540]*60)+[.C540];&quot;.&quot;;[.D540])" office:value-type="string" office:string-value="37.61" calcext:value-type="string">
            <text:p>37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CONCATENATE(([.B541]*60)+[.C541];&quot;.&quot;;[.D541])" office:value-type="string" office:string-value="37.17" calcext:value-type="string">
            <text:p>37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k-c</text:p>
          </table:table-cell>
        </table:table-row>
      </table:table>
      <table:table table:name="Planilha2" table:style-name="ta1"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rad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4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1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0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9.000000</text:p>
          </table:table-cell>
          <table:table-cell office:value-type="string" calcext:value-type="string">
            <text:p>8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3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12.000000</text:p>
          </table:table-cell>
          <table:table-cell office:value-type="string" calcext:value-type="string">
            <text:p>8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6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6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a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9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7.000000</text:p>
          </table:table-cell>
          <table:table-cell office:value-type="string" calcext:value-type="string">
            <text:p>16k-b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4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4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4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4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  <table:table-row table:style-name="ro1">
          <table:table-cell office:value-type="string" calcext:value-type="string">
            <text:p>par_reg</text:p>
          </table:table-cell>
          <table:table-cell office:value-type="string" calcext:value-type="string">
            <text:p>35.000000</text:p>
          </table:table-cell>
          <table:table-cell office:value-type="string" calcext:value-type="string">
            <text:p>16k-c</text:p>
          </table:table-cell>
        </table:table-row>
      </table:table>
      <table:named-expressions/>
      <table:database-ranges>
        <table:database-range table:name="__Anonymous_Sheet_DB__0" table:target-range-address="experimento2.A1:experimento2.G5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lanilha2.A1:Planilha2.C18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8T21:32:05.921030250</dc:date>
    <meta:editing-duration>PT5H24M50S</meta:editing-duration>
    <meta:editing-cycles>2</meta:editing-cycles>
    <meta:generator>LibreOffice/6.0.7.3$Linux_X86_64 LibreOffice_project/00m0$Build-3</meta:generator>
    <meta:document-statistic meta:table-count="2" meta:cell-count="4330" meta:object-count="0"/>
  </office:meta>
</office:document-meta>
</file>